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lato-light" svg:font-family="lato-light, lato, sans-serif"/>
  </office:font-face-decls>
  <office:automatic-styles>
    <style:style style:name="P1" style:family="paragraph" style:parent-style-name="Preformatted_20_Text">
      <style:paragraph-properties fo:text-align="start" style:justify-single-word="false" style:writing-mode="lr-tb"/>
      <style:text-properties style:font-name="Liberation Sans" fo:font-weight="bold" officeooo:paragraph-rsid="0014cbd5" style:font-weight-asian="bold" style:font-weight-complex="bold"/>
    </style:style>
    <style:style style:name="P2" style:family="paragraph" style:parent-style-name="Text_20_body">
      <style:paragraph-properties fo:text-align="start" style:justify-single-word="false" style:writing-mode="lr-tb"/>
      <style:text-properties style:font-name="Liberation Sans" fo:font-weight="bold" officeooo:paragraph-rsid="0014cbd5" style:font-weight-asian="bold" style:font-weight-complex="bold"/>
    </style:style>
    <style:style style:name="P3" style:family="paragraph" style:parent-style-name="Text_20_body">
      <style:paragraph-properties fo:margin-top="0cm" fo:margin-bottom="0cm" style:contextual-spacing="false"/>
      <style:text-properties style:font-name="Liberation Sans" fo:font-weight="bold" officeooo:paragraph-rsid="00165669" style:font-weight-asian="bold" style:font-weight-complex="bold"/>
    </style:style>
    <style:style style:name="P4" style:family="paragraph" style:parent-style-name="Text_20_body">
      <style:text-properties style:font-name="Liberation Sans" fo:font-weight="bold" officeooo:paragraph-rsid="00186d2d" style:font-weight-asian="bold" style:font-weight-complex="bold"/>
    </style:style>
    <style:style style:name="P5" style:family="paragraph" style:parent-style-name="Text_20_body">
      <style:paragraph-properties fo:margin-top="0cm" fo:margin-bottom="0cm" style:contextual-spacing="false"/>
      <style:text-properties style:font-name="Liberation Sans" fo:font-weight="bold" officeooo:paragraph-rsid="001a4651" style:font-weight-asian="bold" style:font-weight-complex="bold"/>
    </style:style>
    <style:style style:name="P6" style:family="paragraph" style:parent-style-name="Text_20_body">
      <style:text-properties style:font-name="Liberation Sans" fo:font-weight="bold" officeooo:paragraph-rsid="001e3f56" style:font-weight-asian="bold" style:font-weight-complex="bold"/>
    </style:style>
    <style:style style:name="P7" style:family="paragraph" style:parent-style-name="Text_20_body">
      <style:text-properties style:font-name="Liberation Sans" fo:font-weight="bold" officeooo:rsid="001b69d3" officeooo:paragraph-rsid="00165669" style:font-weight-asian="bold" style:font-weight-complex="bold"/>
    </style:style>
    <style:style style:name="P8" style:family="paragraph" style:parent-style-name="Preformatted_20_Text">
      <style:paragraph-properties fo:text-align="start" style:justify-single-word="false" style:writing-mode="lr-tb"/>
      <style:text-properties style:font-name="Liberation Sans" fo:font-weight="bold" officeooo:paragraph-rsid="0014cbd5" fo:background-color="#ffff00" style:font-weight-asian="bold" style:font-weight-complex="bold"/>
    </style:style>
    <style:style style:name="P9" style:family="paragraph" style:parent-style-name="Text_20_body">
      <style:text-properties style:font-name="Liberation Sans" fo:font-weight="bold" officeooo:rsid="001b69d3" officeooo:paragraph-rsid="00165669" fo:background-color="#ffff00" style:font-weight-asian="bold" style:font-weight-complex="bold"/>
    </style:style>
    <style:style style:name="P10" style:family="paragraph" style:parent-style-name="Preformatted_20_Text">
      <style:paragraph-properties fo:text-align="start" style:justify-single-word="false" style:writing-mode="lr-tb"/>
      <style:text-properties style:font-name="Liberation Sans" fo:font-weight="bold" officeooo:paragraph-rsid="0014cbd5"/>
    </style:style>
    <style:style style:name="P11" style:family="paragraph" style:parent-style-name="Preformatted_20_Text">
      <style:text-properties style:font-name="Liberation Sans" fo:font-size="15pt" fo:language="en" fo:country="US" officeooo:rsid="001d1eb9" officeooo:paragraph-rsid="001d8da5" fo:background-color="transparent" style:font-size-asian="15pt" style:font-size-complex="15pt"/>
    </style:style>
    <style:style style:name="P12" style:family="paragraph" style:parent-style-name="Preformatted_20_Text">
      <style:text-properties style:font-name="Liberation Sans" officeooo:paragraph-rsid="001d8da5"/>
    </style:style>
    <style:style style:name="P13" style:family="paragraph" style:parent-style-name="Text_20_body">
      <style:text-properties style:font-name="Liberation Sans" officeooo:paragraph-rsid="001d8da5"/>
    </style:style>
    <style:style style:name="P14" style:family="paragraph" style:parent-style-name="Preformatted_20_Text">
      <style:paragraph-properties fo:margin-top="0cm" fo:margin-bottom="0.499cm" style:contextual-spacing="false" fo:text-align="start" style:justify-single-word="false" style:writing-mode="lr-tb"/>
      <style:text-properties style:font-name="Liberation Sans" fo:font-size="14pt" fo:language="en" fo:country="US" fo:font-weight="bold" officeooo:paragraph-rsid="001e3f56" style:font-size-asian="14pt" style:font-weight-asian="bold" style:font-size-complex="14pt" style:font-weight-complex="bold"/>
    </style:style>
    <style:style style:name="P15" style:family="paragraph" style:parent-style-name="Standard">
      <style:paragraph-properties fo:margin-top="0cm" fo:margin-bottom="0cm" style:contextual-spacing="false"/>
      <style:text-properties style:font-name="Liberation Sans" fo:font-size="16pt" fo:font-weight="bold" officeooo:paragraph-rsid="00165669" style:font-size-asian="16pt" style:font-weight-asian="bold" style:font-size-complex="16pt" style:font-weight-complex="bold"/>
    </style:style>
    <style:style style:name="P16" style:family="paragraph" style:parent-style-name="Text_20_body">
      <style:text-properties style:font-name="Liberation Sans" fo:font-size="16pt" fo:font-weight="bold" officeooo:paragraph-rsid="001e3f56" style:font-size-asian="16pt" style:font-weight-asian="bold" style:font-size-complex="16pt" style:font-weight-complex="bold"/>
    </style:style>
    <style:style style:name="P17" style:family="paragraph" style:parent-style-name="Text_20_body">
      <style:text-properties style:font-name="Liberation Sans" fo:font-size="16pt" fo:font-weight="bold" officeooo:rsid="001b69d3" officeooo:paragraph-rsid="00251dc5" style:font-size-asian="16pt" style:font-weight-asian="bold" style:font-size-complex="16pt" style:font-weight-complex="bold"/>
    </style:style>
    <style:style style:name="P18" style:family="paragraph" style:parent-style-name="Text_20_body">
      <style:text-properties style:font-name="Liberation Sans" fo:font-size="16pt" fo:font-weight="bold" officeooo:rsid="001d1eb9" officeooo:paragraph-rsid="001d8da5" fo:background-color="transparent" style:font-size-asian="16pt" style:font-weight-asian="bold" style:font-size-complex="16pt" style:font-weight-complex="bold"/>
    </style:style>
    <style:style style:name="P19" style:family="paragraph" style:parent-style-name="Text_20_body">
      <style:text-properties style:font-name="Liberation Sans" fo:font-size="16pt" fo:font-weight="bold" officeooo:rsid="00252a50" officeooo:paragraph-rsid="001e3f56" fo:background-color="transparent" style:font-size-asian="16pt" style:font-weight-asian="bold" style:font-size-complex="16pt" style:font-weight-complex="bold"/>
    </style:style>
    <style:style style:name="P20" style:family="paragraph" style:parent-style-name="Text_20_body">
      <style:text-properties style:font-name="Liberation Sans" fo:font-size="16pt" fo:font-weight="bold" officeooo:rsid="00252a50" officeooo:paragraph-rsid="001e3f56" fo:background-color="#ff4000" style:font-size-asian="16pt" style:font-weight-asian="bold" style:font-size-complex="16pt" style:font-weight-complex="bold"/>
    </style:style>
    <style:style style:name="P21" style:family="paragraph" style:parent-style-name="Text_20_body">
      <style:text-properties style:font-name="Liberation Sans" fo:font-size="16pt" fo:font-weight="bold" officeooo:paragraph-rsid="001e3f56" fo:background-color="#ff4000" style:font-size-asian="16pt" style:font-weight-asian="bold" style:font-size-complex="16pt" style:font-weight-complex="bold"/>
    </style:style>
    <style:style style:name="P22" style:family="paragraph" style:parent-style-name="Text_20_body">
      <style:text-properties style:font-name="Liberation Sans" fo:font-size="16pt" fo:font-weight="bold" officeooo:rsid="0022a83b" officeooo:paragraph-rsid="0022a83b" fo:background-color="#ff4000" style:font-size-asian="16pt" style:font-weight-asian="bold" style:font-size-complex="16pt" style:font-weight-complex="bold"/>
    </style:style>
    <style:style style:name="P23" style:family="paragraph" style:parent-style-name="Standard">
      <style:text-properties style:font-name="Liberation Sans" fo:font-size="16pt" fo:font-weight="bold" officeooo:rsid="001d1eb9" officeooo:paragraph-rsid="001fbb49" fo:background-color="#000000" style:font-size-asian="16pt" style:font-weight-asian="bold" style:font-size-complex="16pt" style:font-weight-complex="bold"/>
    </style:style>
    <style:style style:name="P24" style:family="paragraph" style:parent-style-name="Standard">
      <style:text-properties style:font-name="Liberation Sans" officeooo:rsid="00252a50" officeooo:paragraph-rsid="001e3f56"/>
    </style:style>
    <style:style style:name="P25" style:family="paragraph" style:parent-style-name="Standard">
      <style:text-properties style:font-name="Liberation Sans" officeooo:rsid="00252a50" officeooo:paragraph-rsid="0022a83b"/>
    </style:style>
    <style:style style:name="P26" style:family="paragraph" style:parent-style-name="Text_20_body">
      <style:text-properties style:font-name="Liberation Sans" officeooo:paragraph-rsid="00186d2d"/>
    </style:style>
    <style:style style:name="P27" style:family="paragraph" style:parent-style-name="Text_20_body">
      <style:text-properties style:font-name="Liberation Sans" officeooo:rsid="001b69d3" officeooo:paragraph-rsid="001a4651" fo:background-color="#ffff00"/>
    </style:style>
    <style:style style:name="P28" style:family="paragraph" style:parent-style-name="Text_20_body">
      <style:text-properties style:font-name="Liberation Sans" officeooo:rsid="001a4651" officeooo:paragraph-rsid="001a4651" fo:background-color="#ffff00"/>
    </style:style>
    <style:style style:name="P29" style:family="paragraph" style:parent-style-name="Text_20_body">
      <style:text-properties style:font-name="Liberation Sans" officeooo:rsid="001d1eb9" officeooo:paragraph-rsid="001d8da5" fo:background-color="#ffff00"/>
    </style:style>
    <style:style style:name="P30" style:family="paragraph" style:parent-style-name="Text_20_body">
      <style:paragraph-properties fo:margin-top="0cm" fo:margin-bottom="0cm" style:contextual-spacing="false"/>
      <style:text-properties style:font-name="Liberation Sans" officeooo:paragraph-rsid="001d8da5" fo:background-color="#ffff00"/>
    </style:style>
    <style:style style:name="P31" style:family="paragraph" style:parent-style-name="Text_20_body">
      <style:text-properties style:font-name="Liberation Sans" officeooo:rsid="001a4651" officeooo:paragraph-rsid="001a4651" fo:background-color="transparent"/>
    </style:style>
    <style:style style:name="P32" style:family="paragraph" style:parent-style-name="Text_20_body">
      <style:text-properties style:font-name="Liberation Sans" fo:font-size="23.25pt" fo:language="en" fo:country="US" fo:font-weight="bold" officeooo:rsid="001d1eb9" officeooo:paragraph-rsid="001d8da5" fo:background-color="transparent" style:font-size-asian="15pt" style:font-size-complex="15pt"/>
    </style:style>
    <style:style style:name="P33" style:family="paragraph" style:parent-style-name="Text_20_body">
      <style:text-properties style:font-name="Liberation Sans" fo:font-size="14.25pt" officeooo:paragraph-rsid="001d8da5"/>
    </style:style>
    <style:style style:name="P34" style:family="paragraph" style:parent-style-name="Text_20_body">
      <style:text-properties style:font-name="Liberation Sans" fo:font-size="16.5pt" fo:font-weight="bold" officeooo:paragraph-rsid="001d8da5"/>
    </style:style>
    <style:style style:name="P35" style:family="paragraph" style:parent-style-name="Text_20_body">
      <style:text-properties style:font-name="Liberation Sans" fo:font-size="16.5pt" officeooo:paragraph-rsid="001d8da5"/>
    </style:style>
    <style:style style:name="P36" style:family="paragraph" style:parent-style-name="Text_20_body">
      <style:text-properties style:font-name="Liberation Sans" fo:font-size="19.5pt" fo:font-weight="bold" officeooo:paragraph-rsid="001d8da5"/>
    </style:style>
    <style:style style:name="P37" style:family="paragraph" style:parent-style-name="Text_20_body">
      <style:text-properties style:font-name="Liberation Sans" officeooo:paragraph-rsid="001e3f56"/>
    </style:style>
    <style:style style:name="P38" style:family="paragraph" style:parent-style-name="Text_20_body">
      <style:text-properties style:font-name="Liberation Sans" officeooo:paragraph-rsid="001e3f56" fo:background-color="#000000"/>
    </style:style>
    <style:style style:name="P39" style:family="paragraph" style:parent-style-name="Text_20_body">
      <style:text-properties style:font-name="Liberation Sans" officeooo:paragraph-rsid="00307d59"/>
    </style:style>
    <style:style style:name="P40" style:family="paragraph" style:parent-style-name="Standard">
      <style:text-properties fo:font-size="15pt" fo:font-weight="bold" style:font-size-asian="15pt" style:font-weight-asian="bold" style:font-size-complex="15pt" style:font-weight-complex="bold"/>
    </style:style>
    <style:style style:name="P41" style:family="paragraph" style:parent-style-name="Text_20_body">
      <style:paragraph-properties>
        <style:tab-stops>
          <style:tab-stop style:position="14.076cm"/>
        </style:tab-stops>
      </style:paragraph-properties>
      <style:text-properties fo:font-size="15pt" fo:font-weight="bold" officeooo:paragraph-rsid="001e3f56" style:font-size-asian="15pt" style:font-weight-asian="bold" style:font-size-complex="15pt" style:font-weight-complex="bold"/>
    </style:style>
    <style:style style:name="P42" style:family="paragraph" style:parent-style-name="Standard">
      <style:text-properties officeooo:paragraph-rsid="001e3f56"/>
    </style:style>
    <style:style style:name="P43" style:family="paragraph" style:parent-style-name="Text_20_body">
      <style:text-properties officeooo:paragraph-rsid="001e3f56"/>
    </style:style>
    <style:style style:name="P44" style:family="paragraph" style:parent-style-name="Standard">
      <style:text-properties officeooo:paragraph-rsid="001fbb49"/>
    </style:style>
    <style:style style:name="P45" style:family="paragraph" style:parent-style-name="Text_20_body">
      <style:text-properties officeooo:paragraph-rsid="001fbb49"/>
    </style:style>
    <style:style style:name="P46" style:family="paragraph" style:parent-style-name="Standard">
      <style:text-properties fo:color="#c9211e" loext:opacity="100%" fo:font-size="32pt" officeooo:paragraph-rsid="001fbb49" style:font-size-asian="32pt" style:font-size-complex="32pt"/>
    </style:style>
    <style:style style:name="P47" style:family="paragraph" style:parent-style-name="Text_20_body">
      <style:text-properties fo:color="#c9211e" loext:opacity="100%" style:font-name="Liberation Sans" fo:font-size="32pt" fo:language="en" fo:country="US" fo:font-weight="bold" officeooo:rsid="001d05b4" officeooo:paragraph-rsid="001d8da5" fo:background-color="transparent" style:font-size-asian="32pt" style:font-size-complex="32pt"/>
    </style:style>
    <style:style style:name="P48" style:family="paragraph" style:parent-style-name="Standard">
      <style:text-properties fo:color="#ff4000" loext:opacity="100%" fo:font-weight="bold" style:font-weight-asian="bold" style:font-weight-complex="bold"/>
    </style:style>
    <style:style style:name="P49" style:family="paragraph" style:parent-style-name="Standard">
      <style:text-properties fo:color="#ff4000" loext:opacity="100%" fo:font-weight="bold" officeooo:paragraph-rsid="002636ba" style:font-weight-asian="bold" style:font-weight-complex="bold"/>
    </style:style>
    <style:style style:name="P50" style:family="paragraph" style:parent-style-name="Standard">
      <style:text-properties fo:color="#000000" loext:opacity="100%" fo:font-size="32pt" officeooo:rsid="00266201" officeooo:paragraph-rsid="00266201" style:font-size-asian="32pt" style:font-size-complex="32pt"/>
    </style:style>
    <style:style style:name="P51" style:family="paragraph" style:parent-style-name="Standard">
      <style:text-properties officeooo:paragraph-rsid="00266201"/>
    </style:style>
    <style:style style:name="P52" style:family="paragraph" style:parent-style-name="Text_20_body">
      <style:text-properties officeooo:paragraph-rsid="0014cbd5"/>
    </style:style>
    <style:style style:name="P53" style:family="paragraph" style:parent-style-name="Text_20_body">
      <style:text-properties officeooo:paragraph-rsid="001a4651"/>
    </style:style>
    <style:style style:name="P54" style:family="paragraph" style:parent-style-name="Text_20_body">
      <style:text-properties officeooo:paragraph-rsid="001c0542"/>
    </style:style>
    <style:style style:name="P55" style:family="paragraph" style:parent-style-name="Text_20_body">
      <style:paragraph-properties>
        <style:tab-stops>
          <style:tab-stop style:position="14.076cm"/>
        </style:tab-stops>
      </style:paragraph-properties>
      <style:text-properties officeooo:paragraph-rsid="001e3f56"/>
    </style:style>
    <style:style style:name="P56" style:family="paragraph" style:parent-style-name="Text_20_body">
      <style:text-properties fo:color="#ffff00" loext:opacity="100%" style:font-name="Liberation Sans" fo:font-size="16pt" fo:font-weight="bold" officeooo:rsid="001b69d3" officeooo:paragraph-rsid="00251dc5" fo:background-color="#111111" style:font-size-asian="16pt" style:font-weight-asian="bold" style:font-size-complex="16pt" style:font-weight-complex="bold"/>
    </style:style>
    <style:style style:name="P57" style:family="paragraph" style:parent-style-name="Text_20_body">
      <style:text-properties fo:color="#ffff00" loext:opacity="100%" style:font-name="Liberation Sans" fo:font-size="16pt" fo:font-weight="bold" officeooo:rsid="002bbf7a" officeooo:paragraph-rsid="002bbf7a" fo:background-color="#111111" style:font-size-asian="16pt" style:font-weight-asian="bold" style:font-size-complex="16pt" style:font-weight-complex="bold"/>
    </style:style>
    <style:style style:name="P58" style:family="paragraph" style:parent-style-name="Standard">
      <style:text-properties officeooo:paragraph-rsid="002d8f3b"/>
    </style:style>
    <style:style style:name="P59" style:family="paragraph" style:parent-style-name="Text_20_body">
      <style:text-properties officeooo:paragraph-rsid="002d8f3b"/>
    </style:style>
    <style:style style:name="P60" style:family="paragraph" style:parent-style-name="Standard">
      <style:text-properties fo:color="#f10d0c" loext:opacity="100%" officeooo:paragraph-rsid="002d8f3b"/>
    </style:style>
    <style:style style:name="P61" style:family="paragraph" style:parent-style-name="Standard">
      <style:text-properties officeooo:paragraph-rsid="00344bff"/>
    </style:style>
    <style:style style:name="P62" style:family="paragraph" style:parent-style-name="Text_20_body">
      <style:text-properties officeooo:paragraph-rsid="00344bff"/>
    </style:style>
    <style:style style:name="P63" style:family="paragraph" style:parent-style-name="Text_20_body">
      <style:text-properties fo:font-size="14pt" officeooo:paragraph-rsid="002d8f3b" style:font-size-asian="14pt" style:font-size-complex="14pt"/>
    </style:style>
    <style:style style:name="P64" style:family="paragraph" style:parent-style-name="Text_20_body">
      <style:text-properties fo:font-size="14pt" style:font-size-asian="14pt" style:font-size-complex="14pt"/>
    </style:style>
    <style:style style:name="P65" style:family="paragraph" style:parent-style-name="Text_20_body">
      <style:text-properties fo:font-size="14pt" fo:font-weight="bold" style:font-size-asian="14pt" style:font-weight-asian="bold" style:font-size-complex="14pt" style:font-weight-complex="bold"/>
    </style:style>
    <style:style style:name="P66" style:family="paragraph" style:parent-style-name="Text_20_body">
      <style:text-properties fo:font-size="14pt" fo:font-weight="normal" style:font-size-asian="14pt" style:font-weight-asian="normal" style:font-size-complex="14pt" style:font-weight-complex="normal"/>
    </style:style>
    <style:style style:name="P67" style:family="paragraph" style:parent-style-name="Text_20_body">
      <style:text-properties officeooo:paragraph-rsid="002dc10c"/>
    </style:style>
    <style:style style:name="P68" style:family="paragraph" style:parent-style-name="Text_20_body">
      <style:text-properties officeooo:paragraph-rsid="002ed931"/>
    </style:style>
    <style:style style:name="P69" style:family="paragraph" style:parent-style-name="Text_20_body">
      <style:text-properties officeooo:paragraph-rsid="00362668"/>
    </style:style>
    <style:style style:name="P70" style:family="paragraph" style:parent-style-name="Preformatted_20_Text" style:list-style-name="L1">
      <style:paragraph-properties fo:margin-top="0cm" fo:margin-bottom="0cm" style:contextual-spacing="false"/>
      <style:text-properties style:font-name="Liberation Sans" fo:font-size="13pt" fo:language="en" fo:country="US" fo:font-weight="bold" officeooo:paragraph-rsid="0014cbd5" style:font-size-asian="13pt" style:font-weight-asian="bold" style:font-size-complex="13pt" style:font-weight-complex="bold"/>
    </style:style>
    <style:style style:name="P71" style:family="paragraph" style:parent-style-name="Preformatted_20_Text" style:list-style-name="L1">
      <style:paragraph-properties fo:margin-top="0cm" fo:margin-bottom="0cm" style:contextual-spacing="false"/>
      <style:text-properties style:font-name="Liberation Sans" fo:language="en" fo:country="US" fo:font-weight="bold" officeooo:paragraph-rsid="0014cbd5" style:font-weight-asian="bold" style:font-weight-complex="bold"/>
    </style:style>
    <style:style style:name="P72" style:family="paragraph" style:parent-style-name="Standard">
      <style:text-properties officeooo:paragraph-rsid="001fbb49"/>
    </style:style>
    <style:style style:name="P73" style:family="paragraph" style:parent-style-name="Standard">
      <style:text-properties officeooo:paragraph-rsid="002d8f3b"/>
    </style:style>
    <style:style style:name="P74" style:family="paragraph" style:parent-style-name="Standard">
      <style:text-properties officeooo:paragraph-rsid="00344bff"/>
    </style:style>
    <style:style style:name="P75" style:family="paragraph" style:parent-style-name="Standard" style:list-style-name="L25">
      <style:text-properties style:font-name="Liberation Sans" officeooo:paragraph-rsid="0022a83b"/>
    </style:style>
    <style:style style:name="P76" style:family="paragraph" style:parent-style-name="Standard">
      <style:text-properties fo:color="#ff4000" loext:opacity="100%" fo:font-weight="bold" style:font-weight-asian="bold" style:font-weight-complex="bold"/>
    </style:style>
    <style:style style:name="P77" style:family="paragraph" style:parent-style-name="Text_20_body" style:list-style-name="L2">
      <style:paragraph-properties fo:margin-top="0cm" fo:margin-bottom="0cm" style:contextual-spacing="false"/>
      <style:text-properties style:font-name="Liberation Sans" officeooo:paragraph-rsid="001a4651"/>
    </style:style>
    <style:style style:name="P78" style:family="paragraph" style:parent-style-name="Text_20_body" style:list-style-name="L2">
      <style:text-properties style:font-name="Liberation Sans" officeooo:paragraph-rsid="001a4651"/>
    </style:style>
    <style:style style:name="P79" style:family="paragraph" style:parent-style-name="Text_20_body" style:list-style-name="L2">
      <style:text-properties style:font-name="Liberation Sans" officeooo:paragraph-rsid="001fbb49"/>
    </style:style>
    <style:style style:name="P80" style:family="paragraph" style:parent-style-name="Text_20_body" style:list-style-name="L3">
      <style:paragraph-properties fo:margin-top="0cm" fo:margin-bottom="0cm" style:contextual-spacing="false"/>
      <style:text-properties style:font-name="Liberation Sans" officeooo:paragraph-rsid="0020f8ae" fo:background-color="transparent"/>
    </style:style>
    <style:style style:name="P81" style:family="paragraph" style:parent-style-name="Text_20_body">
      <style:paragraph-properties fo:margin-top="0cm" fo:margin-bottom="0cm" style:contextual-spacing="false"/>
      <style:text-properties style:font-name="Liberation Sans" officeooo:paragraph-rsid="0020f8ae" fo:background-color="transparent"/>
    </style:style>
    <style:style style:name="P82" style:family="paragraph" style:parent-style-name="Text_20_body" style:list-style-name="L24">
      <style:text-properties style:font-name="Liberation Sans" fo:font-size="16pt" fo:font-weight="bold" officeooo:rsid="00251dc5" officeooo:paragraph-rsid="00251dc5" fo:background-color="#bf819e" style:font-size-asian="16pt" style:font-weight-asian="bold" style:font-size-complex="16pt" style:font-weight-complex="bold"/>
    </style:style>
    <style:style style:name="P83" style:family="paragraph" style:parent-style-name="Text_20_body">
      <style:text-properties style:font-name="Liberation Sans" fo:font-size="16pt" fo:font-weight="bold" officeooo:rsid="00251dc5" officeooo:paragraph-rsid="00251dc5" fo:background-color="#bf819e" style:font-size-asian="16pt" style:font-weight-asian="bold" style:font-size-complex="16pt" style:font-weight-complex="bold"/>
    </style:style>
    <style:style style:name="P84" style:family="paragraph" style:parent-style-name="Text_20_body" style:list-style-name="L24">
      <style:paragraph-properties fo:margin-top="0cm" fo:margin-bottom="0cm" style:contextual-spacing="false"/>
      <style:text-properties style:font-name="Liberation Sans" officeooo:paragraph-rsid="001e3f56"/>
    </style:style>
    <style:style style:name="P85" style:family="paragraph" style:parent-style-name="Text_20_body" style:list-style-name="L26">
      <style:text-properties style:font-name="Liberation Sans" officeooo:paragraph-rsid="001e3f56"/>
    </style:style>
    <style:style style:name="P86" style:family="paragraph" style:parent-style-name="Text_20_body" style:list-style-name="L27">
      <style:paragraph-properties fo:margin-top="0cm" fo:margin-bottom="0cm" style:contextual-spacing="false"/>
      <style:text-properties style:font-name="Liberation Sans" fo:font-weight="bold" officeooo:paragraph-rsid="001e3f56" style:font-weight-asian="bold" style:font-weight-complex="bold"/>
    </style:style>
    <style:style style:name="P87" style:family="paragraph" style:parent-style-name="Text_20_body" style:list-style-name="L27">
      <style:text-properties style:font-name="Liberation Sans" fo:font-weight="bold" officeooo:paragraph-rsid="001e3f56" style:font-weight-asian="bold" style:font-weight-complex="bold"/>
    </style:style>
    <style:style style:name="P88" style:family="paragraph" style:parent-style-name="Text_20_body" style:list-style-name="L28">
      <style:text-properties style:font-name="Liberation Sans" fo:font-weight="bold" officeooo:paragraph-rsid="001e3f56" style:font-weight-asian="bold" style:font-weight-complex="bold"/>
    </style:style>
    <style:style style:name="P89" style:family="paragraph" style:parent-style-name="Text_20_body" style:list-style-name="L29">
      <style:paragraph-properties>
        <style:tab-stops>
          <style:tab-stop style:position="14.076cm"/>
        </style:tab-stops>
      </style:paragraph-properties>
      <style:text-properties style:font-name="Liberation Sans" fo:font-size="15pt" fo:font-weight="bold" officeooo:paragraph-rsid="001e3f56" style:font-size-asian="15pt" style:font-weight-asian="bold" style:font-size-complex="15pt" style:font-weight-complex="bold"/>
    </style:style>
    <style:style style:name="P90" style:family="paragraph" style:parent-style-name="Text_20_body">
      <style:text-properties style:font-name="Liberation Sans" officeooo:paragraph-rsid="001fbb49"/>
    </style:style>
    <style:style style:name="P91" style:family="paragraph" style:parent-style-name="Text_20_body" style:list-style-name="L3">
      <style:paragraph-properties fo:margin-top="0cm" fo:margin-bottom="0cm" style:contextual-spacing="false"/>
      <style:text-properties officeooo:paragraph-rsid="0020f8ae"/>
    </style:style>
    <style:style style:name="P92" style:family="paragraph" style:parent-style-name="Text_20_body">
      <style:text-properties officeooo:paragraph-rsid="002d8f3b"/>
    </style:style>
    <style:style style:name="P93" style:family="paragraph" style:parent-style-name="Text_20_body" style:list-style-name="L4"/>
    <style:style style:name="P94" style:family="paragraph" style:parent-style-name="Text_20_body" style:list-style-name="L4">
      <style:paragraph-properties fo:margin-top="0cm" fo:margin-bottom="0cm" style:contextual-spacing="false"/>
    </style:style>
    <style:style style:name="P95" style:family="paragraph" style:parent-style-name="Text_20_body" style:list-style-name="L5"/>
    <style:style style:name="P96" style:family="paragraph" style:parent-style-name="Text_20_body" style:list-style-name="L5">
      <style:paragraph-properties fo:margin-top="0cm" fo:margin-bottom="0cm" style:contextual-spacing="false"/>
    </style:style>
    <style:style style:name="P97" style:family="paragraph" style:parent-style-name="Text_20_body" style:list-style-name="L6"/>
    <style:style style:name="P98" style:family="paragraph" style:parent-style-name="Text_20_body" style:list-style-name="L6">
      <style:paragraph-properties fo:margin-top="0cm" fo:margin-bottom="0cm" style:contextual-spacing="false"/>
    </style:style>
    <style:style style:name="P99" style:family="paragraph" style:parent-style-name="Text_20_body" style:list-style-name="L7"/>
    <style:style style:name="P100" style:family="paragraph" style:parent-style-name="Text_20_body" style:list-style-name="L7">
      <style:paragraph-properties fo:margin-top="0cm" fo:margin-bottom="0cm" style:contextual-spacing="false"/>
    </style:style>
    <style:style style:name="P101" style:family="paragraph" style:parent-style-name="Text_20_body" style:list-style-name="L8"/>
    <style:style style:name="P102" style:family="paragraph" style:parent-style-name="Text_20_body" style:list-style-name="L8">
      <style:paragraph-properties fo:margin-top="0cm" fo:margin-bottom="0cm" style:contextual-spacing="false"/>
    </style:style>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0">
      <style:paragraph-properties fo:margin-top="0cm" fo:margin-bottom="0cm" style:contextual-spacing="false"/>
    </style:style>
    <style:style style:name="P106" style:family="paragraph" style:parent-style-name="Text_20_body" style:list-style-name="L11"/>
    <style:style style:name="P107" style:family="paragraph" style:parent-style-name="Text_20_body" style:list-style-name="L11">
      <style:paragraph-properties fo:margin-top="0cm" fo:margin-bottom="0cm" style:contextual-spacing="false"/>
    </style:style>
    <style:style style:name="P108" style:family="paragraph" style:parent-style-name="Text_20_body" style:list-style-name="L12"/>
    <style:style style:name="P109" style:family="paragraph" style:parent-style-name="Text_20_body" style:list-style-name="L12">
      <style:paragraph-properties fo:margin-top="0cm" fo:margin-bottom="0cm" style:contextual-spacing="false"/>
    </style:style>
    <style:style style:name="P110" style:family="paragraph" style:parent-style-name="Text_20_body" style:list-style-name="L13"/>
    <style:style style:name="P111" style:family="paragraph" style:parent-style-name="Text_20_body" style:list-style-name="L13">
      <style:paragraph-properties fo:margin-top="0cm" fo:margin-bottom="0cm" style:contextual-spacing="false"/>
    </style:style>
    <style:style style:name="P112" style:family="paragraph" style:parent-style-name="Text_20_body" style:list-style-name="L14"/>
    <style:style style:name="P113" style:family="paragraph" style:parent-style-name="Text_20_body" style:list-style-name="L14">
      <style:paragraph-properties fo:margin-top="0cm" fo:margin-bottom="0cm" style:contextual-spacing="false"/>
    </style:style>
    <style:style style:name="P114" style:family="paragraph" style:parent-style-name="Text_20_body" style:list-style-name="L15"/>
    <style:style style:name="P115" style:family="paragraph" style:parent-style-name="Text_20_body" style:list-style-name="L15">
      <style:paragraph-properties fo:margin-top="0cm" fo:margin-bottom="0cm" style:contextual-spacing="false"/>
    </style:style>
    <style:style style:name="P116" style:family="paragraph" style:parent-style-name="Text_20_body" style:list-style-name="L16"/>
    <style:style style:name="P117" style:family="paragraph" style:parent-style-name="Text_20_body" style:list-style-name="L16">
      <style:paragraph-properties fo:margin-top="0cm" fo:margin-bottom="0cm" style:contextual-spacing="false"/>
    </style:style>
    <style:style style:name="P118" style:family="paragraph" style:parent-style-name="Text_20_body" style:list-style-name="L17"/>
    <style:style style:name="P119" style:family="paragraph" style:parent-style-name="Text_20_body" style:list-style-name="L17">
      <style:paragraph-properties fo:margin-top="0cm" fo:margin-bottom="0cm" style:contextual-spacing="false"/>
    </style:style>
    <style:style style:name="P120" style:family="paragraph" style:parent-style-name="Text_20_body" style:list-style-name="L18"/>
    <style:style style:name="P121" style:family="paragraph" style:parent-style-name="Text_20_body" style:list-style-name="L18">
      <style:paragraph-properties fo:margin-top="0cm" fo:margin-bottom="0cm" style:contextual-spacing="false"/>
    </style:style>
    <style:style style:name="P122" style:family="paragraph" style:parent-style-name="Text_20_body" style:list-style-name="L19"/>
    <style:style style:name="P123" style:family="paragraph" style:parent-style-name="Text_20_body" style:list-style-name="L19">
      <style:paragraph-properties fo:margin-top="0cm" fo:margin-bottom="0cm" style:contextual-spacing="false"/>
    </style:style>
    <style:style style:name="P124" style:family="paragraph" style:parent-style-name="Text_20_body" style:list-style-name="L20"/>
    <style:style style:name="P125" style:family="paragraph" style:parent-style-name="Text_20_body" style:list-style-name="L20">
      <style:paragraph-properties fo:margin-top="0cm" fo:margin-bottom="0cm" style:contextual-spacing="false"/>
    </style:style>
    <style:style style:name="P126" style:family="paragraph" style:parent-style-name="Text_20_body" style:list-style-name="L21"/>
    <style:style style:name="P127" style:family="paragraph" style:parent-style-name="Text_20_body" style:list-style-name="L21">
      <style:paragraph-properties fo:margin-top="0cm" fo:margin-bottom="0cm" style:contextual-spacing="false"/>
    </style:style>
    <style:style style:name="P128" style:family="paragraph" style:parent-style-name="Text_20_body" style:list-style-name="L22"/>
    <style:style style:name="P129" style:family="paragraph" style:parent-style-name="Text_20_body" style:list-style-name="L22">
      <style:paragraph-properties fo:margin-top="0cm" fo:margin-bottom="0cm" style:contextual-spacing="false"/>
    </style:style>
    <style:style style:name="P130" style:family="paragraph" style:parent-style-name="Text_20_body" style:list-style-name="L23"/>
    <style:style style:name="P131" style:family="paragraph" style:parent-style-name="Text_20_body" style:list-style-name="L24">
      <style:paragraph-properties fo:margin-top="0cm" fo:margin-bottom="0cm" style:contextual-spacing="false"/>
      <style:text-properties officeooo:paragraph-rsid="001e3f56"/>
    </style:style>
    <style:style style:name="P132" style:family="paragraph" style:parent-style-name="Text_20_body">
      <style:text-properties officeooo:rsid="0038052a" officeooo:paragraph-rsid="0038052a" fo:background-color="#ffff00"/>
    </style:style>
    <style:style style:name="P133" style:family="paragraph">
      <style:paragraph-properties fo:text-align="center"/>
    </style:style>
    <style:style style:name="P134" style:family="paragraph">
      <style:paragraph-properties fo:text-align="center" style:writing-mode="lr-tb"/>
    </style:style>
    <style:style style:name="T1" style:family="text">
      <style:text-properties fo:background-color="#ffff00" loext:char-shading-value="0"/>
    </style:style>
    <style:style style:name="T2" style:family="text">
      <style:text-properties officeooo:rsid="001b69d3" fo:background-color="#ffff00" loext:char-shading-value="0"/>
    </style:style>
    <style:style style:name="T3" style:family="text">
      <style:text-properties officeooo:rsid="00194c0b" fo:background-color="#ffff00" loext:char-shading-value="0"/>
    </style:style>
    <style:style style:name="T4" style:family="text">
      <style:text-properties officeooo:rsid="001d1eb9" fo:background-color="#ffff00" loext:char-shading-value="0"/>
    </style:style>
    <style:style style:name="T5" style:family="text">
      <style:text-properties fo:background-color="#ffff00" loext:char-shading-value="0"/>
    </style:style>
    <style:style style:name="T6" style:family="text">
      <style:text-properties officeooo:rsid="0038052a" fo:background-color="#ffff00" loext:char-shading-value="0"/>
    </style:style>
    <style:style style:name="T7" style:family="text">
      <style:text-properties officeooo:rsid="0014cbd5"/>
    </style:style>
    <style:style style:name="T8" style:family="text">
      <style:text-properties style:font-name="Liberation Sans"/>
    </style:style>
    <style:style style:name="T9" style:family="text">
      <style:text-properties style:font-name="Liberation Sans" fo:font-size="16pt" fo:background-color="transparent" loext:char-shading-value="0" style:font-size-asian="16pt" style:font-size-complex="16pt"/>
    </style:style>
    <style:style style:name="T10" style:family="text">
      <style:text-properties style:font-name="Liberation Sans" fo:font-size="16pt" fo:language="en" fo:country="US" fo:font-weight="normal" officeooo:rsid="0003ed42" fo:background-color="transparent" loext:char-shading-value="0" style:font-size-asian="16pt" style:font-weight-asian="normal" style:font-size-complex="16pt" style:font-weight-complex="normal"/>
    </style:style>
    <style:style style:name="T11" style:family="text">
      <style:text-properties style:font-name="Liberation Sans" fo:font-size="16pt" officeooo:rsid="002444dd" style:font-size-asian="16pt" style:font-size-complex="16pt"/>
    </style:style>
    <style:style style:name="T12" style:family="text">
      <style:text-properties style:font-name="Liberation Sans" fo:font-size="16pt" officeooo:rsid="0012325b" style:font-size-asian="16pt" style:font-size-complex="16pt"/>
    </style:style>
    <style:style style:name="T13" style:family="text">
      <style:text-properties style:font-name="Liberation Sans" fo:font-size="11pt" fo:font-weight="normal" fo:background-color="transparent" loext:char-shading-value="0" style:font-size-asian="11pt" style:font-weight-asian="normal" style:font-size-complex="11pt" style:font-weight-complex="normal"/>
    </style:style>
    <style:style style:name="T14" style:family="text">
      <style:text-properties style:font-name="Liberation Sans" fo:font-size="12pt" fo:language="en" fo:country="US" fo:font-weight="normal" officeooo:rsid="0003ed42" fo:background-color="transparent" loext:char-shading-value="0" style:font-size-asian="16pt" style:font-weight-asian="normal" style:font-size-complex="16pt" style:font-weight-complex="normal"/>
    </style:style>
    <style:style style:name="T15" style:family="text">
      <style:text-properties style:font-name="Liberation Sans" fo:background-color="transparent" loext:char-shading-value="0"/>
    </style:style>
    <style:style style:name="T16" style:family="text">
      <style:text-properties style:font-name="Liberation Sans" fo:font-size="15pt" style:font-size-asian="15pt" style:font-size-complex="15pt"/>
    </style:style>
    <style:style style:name="T17" style:family="text">
      <style:text-properties style:font-name="Liberation Sans" fo:font-size="15pt" officeooo:rsid="001d05b4" fo:background-color="#d4ea6b" loext:char-shading-value="0" style:font-size-asian="15pt" style:font-size-complex="15pt"/>
    </style:style>
    <style:style style:name="T18" style:family="text">
      <style:text-properties style:font-name="Liberation Sans" fo:font-size="15pt" officeooo:rsid="00252a50" fo:background-color="#d4ea6b" loext:char-shading-value="0" style:font-size-asian="15pt" style:font-size-complex="15pt"/>
    </style:style>
    <style:style style:name="T19" style:family="text">
      <style:text-properties style:font-name="Liberation Sans" fo:background-color="#3faf46" loext:char-shading-value="0"/>
    </style:style>
    <style:style style:name="T20" style:family="text">
      <style:text-properties style:font-name="Liberation Sans" officeooo:rsid="001d05b4" fo:background-color="#3faf46" loext:char-shading-value="0"/>
    </style:style>
    <style:style style:name="T21" style:family="text">
      <style:text-properties style:font-name="Liberation Sans" fo:font-size="36pt" fo:language="en" fo:country="US" fo:font-weight="bold" officeooo:rsid="002d8f3b" fo:background-color="transparent" loext:char-shading-value="0" style:font-size-asian="36pt" style:font-weight-asian="bold" style:font-size-complex="36pt" style:font-weight-complex="bold"/>
    </style:style>
    <style:style style:name="T22" style:family="text">
      <style:text-properties fo:background-color="#81d41a" loext:char-shading-value="0"/>
    </style:style>
    <style:style style:name="T23" style:family="text">
      <style:text-properties fo:language="en" fo:country="US"/>
    </style:style>
    <style:style style:name="T24" style:family="text">
      <style:text-properties fo:language="en" fo:country="US" fo:background-color="#ffff00" loext:char-shading-value="0"/>
    </style:style>
    <style:style style:name="T25" style:family="text">
      <style:text-properties fo:language="en" fo:country="US" officeooo:rsid="0003ed42" fo:background-color="#ffff00" loext:char-shading-value="0"/>
    </style:style>
    <style:style style:name="T26" style:family="text">
      <style:text-properties fo:language="en" fo:country="US" fo:font-weight="bold" style:font-weight-asian="bold" style:font-weight-complex="bold"/>
    </style:style>
    <style:style style:name="T27" style:family="text">
      <style:text-properties fo:language="en" fo:country="US" fo:font-weight="bold" officeooo:rsid="001b69d3" fo:background-color="#ffff00" loext:char-shading-value="0" style:font-weight-asian="bold" style:font-weight-complex="bold"/>
    </style:style>
    <style:style style:name="T28" style:family="text">
      <style:text-properties fo:language="en" fo:country="US" fo:font-weight="bold" officeooo:rsid="00194c0b" fo:background-color="#ffff00" loext:char-shading-value="0" style:font-weight-asian="bold" style:font-weight-complex="bold"/>
    </style:style>
    <style:style style:name="T29" style:family="text">
      <style:text-properties fo:language="en" fo:country="US" fo:font-weight="bold" fo:background-color="#000000" loext:char-shading-value="0" style:font-weight-asian="bold" style:font-weight-complex="bold"/>
    </style:style>
    <style:style style:name="T30" style:family="text">
      <style:text-properties fo:language="en" fo:country="US" officeooo:rsid="0007cc4c" fo:background-color="transparent" loext:char-shading-value="0"/>
    </style:style>
    <style:style style:name="T31" style:family="text">
      <style:text-properties fo:language="en" fo:country="US" officeooo:rsid="001b69d3" fo:background-color="transparent" loext:char-shading-value="0"/>
    </style:style>
    <style:style style:name="T32" style:family="text">
      <style:text-properties fo:language="en" fo:country="US" officeooo:rsid="00252a50"/>
    </style:style>
    <style:style style:name="T33" style:family="text">
      <style:text-properties fo:language="en" fo:country="US" fo:font-weight="normal" officeooo:rsid="001b69d3" fo:background-color="transparent" loext:char-shading-value="0" style:font-weight-asian="normal" style:font-weight-complex="normal"/>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officeooo:rsid="00307d59" style:font-weight-asian="bold" style:font-weight-complex="bold"/>
    </style:style>
    <style:style style:name="T37" style:family="text">
      <style:text-properties fo:background-color="#77bc65" loext:char-shading-value="0"/>
    </style:style>
    <style:style style:name="T38" style:family="text">
      <style:text-properties officeooo:rsid="001c0591" fo:background-color="#77bc65" loext:char-shading-value="0"/>
    </style:style>
    <style:style style:name="T39" style:family="text">
      <style:text-properties fo:background-color="#b3cac7" loext:char-shading-value="0"/>
    </style:style>
    <style:style style:name="T40" style:family="text">
      <style:text-properties fo:font-variant="normal" fo:text-transform="none" fo:color="#000000" loext:opacity="100%" fo:font-size="28pt" fo:font-style="normal" style:font-size-asian="28pt" style:font-weight-asian="bold" style:font-size-complex="28pt" style:font-weight-complex="bold"/>
    </style:style>
    <style:style style:name="T41" style:family="text">
      <style:text-properties style:font-weight-asian="bold" style:font-weight-complex="bold"/>
    </style:style>
    <style:style style:name="T42" style:family="text">
      <style:text-properties fo:font-size="28pt" style:font-size-asian="28pt" style:font-size-complex="28pt"/>
    </style:style>
    <style:style style:name="T43" style:family="text">
      <style:text-properties fo:font-size="12pt"/>
    </style:style>
    <style:style style:name="T44" style:family="text">
      <style:text-properties style:font-name="lato-light" fo:font-size="11.25pt" fo:language="en" fo:country="US" officeooo:rsid="0003ed42" fo:background-color="transparent" loext:char-shading-value="0" style:font-size-asian="16pt" style:font-size-complex="16pt"/>
    </style:style>
    <style:style style:name="T45" style:family="text">
      <style:text-properties style:font-name="lato-light" fo:font-size="11.25pt" fo:language="en" fo:country="US" fo:font-weight="normal" officeooo:rsid="0003ed42" fo:background-color="transparent" loext:char-shading-value="0" style:font-size-asian="16pt" style:font-weight-asian="normal" style:font-size-complex="16pt" style:font-weight-complex="normal"/>
    </style:style>
    <style:style style:name="T46" style:family="text">
      <style:text-properties fo:background-color="transparent" loext:char-shading-value="0"/>
    </style:style>
    <style:style style:name="T47" style:family="text">
      <style:text-properties officeooo:rsid="001d1eb9" fo:background-color="transparent" loext:char-shading-value="0"/>
    </style:style>
    <style:style style:name="T48" style:family="text">
      <style:text-properties officeooo:rsid="001277ed" fo:background-color="transparent" loext:char-shading-value="0"/>
    </style:style>
    <style:style style:name="T49" style:family="text">
      <style:text-properties officeooo:rsid="001d8da5"/>
    </style:style>
    <style:style style:name="T50" style:family="text">
      <style:text-properties fo:font-size="16pt" fo:font-weight="bold" fo:background-color="transparent" loext:char-shading-value="0" style:font-size-asian="16pt" style:font-weight-asian="bold" style:font-size-complex="16pt" style:font-weight-complex="bold"/>
    </style:style>
    <style:style style:name="T51" style:family="text">
      <style:text-properties fo:font-size="16pt" fo:font-weight="bold" officeooo:rsid="0012325b" fo:background-color="transparent" loext:char-shading-value="0" style:font-size-asian="16pt" style:font-weight-asian="bold" style:font-size-complex="16pt" style:font-weight-complex="bold"/>
    </style:style>
    <style:style style:name="T52" style:family="text">
      <style:text-properties fo:font-size="16pt" fo:font-weight="bold" officeooo:rsid="000cd3a2" fo:background-color="transparent" loext:char-shading-value="0" style:font-size-asian="16pt" style:font-weight-asian="bold" style:font-size-complex="16pt" style:font-weight-complex="bold"/>
    </style:style>
    <style:style style:name="T53" style:family="text">
      <style:text-properties fo:font-size="16pt" fo:font-weight="bold" fo:background-color="#ffff00" loext:char-shading-value="0" style:font-size-asian="16pt" style:font-weight-asian="bold" style:font-size-complex="16pt" style:font-weight-complex="bold"/>
    </style:style>
    <style:style style:name="T54" style:family="text">
      <style:text-properties fo:font-size="16pt" fo:language="en" fo:country="US" officeooo:rsid="001b69d3" fo:background-color="#ffff00" loext:char-shading-value="0" style:font-size-asian="16pt" style:font-size-complex="16pt"/>
    </style:style>
    <style:style style:name="T55" style:family="text">
      <style:text-properties fo:font-size="16pt" fo:language="en" fo:country="US" officeooo:rsid="001b69d3" style:font-size-asian="16pt" style:font-size-complex="16pt"/>
    </style:style>
    <style:style style:name="T56" style:family="text">
      <style:text-properties fo:font-size="16pt" fo:language="en" fo:country="US" officeooo:rsid="001b69d3" fo:background-color="transparent" loext:char-shading-value="0" style:font-size-asian="16pt" style:font-size-complex="16pt"/>
    </style:style>
    <style:style style:name="T57" style:family="text">
      <style:text-properties fo:font-size="16pt" fo:language="en" fo:country="US" officeooo:rsid="001b69d3" fo:background-color="transparent" loext:char-shading-value="0" style:font-size-asian="16pt" style:font-size-complex="16pt"/>
    </style:style>
    <style:style style:name="T58" style:family="text">
      <style:text-properties fo:color="#c9211e" loext:opacity="100%" style:font-name="Liberation Sans" fo:font-size="16pt" fo:language="en" fo:country="US" officeooo:rsid="001c0542" fo:background-color="#000000" loext:char-shading-value="0" style:font-size-asian="16pt" style:font-size-complex="16pt"/>
    </style:style>
    <style:style style:name="T59" style:family="text">
      <style:text-properties fo:color="#c9211e" loext:opacity="100%" style:font-name="Liberation Sans" fo:font-size="32pt" fo:font-weight="bold" officeooo:rsid="0012325b" style:font-size-asian="32pt" style:font-weight-asian="bold" style:font-size-complex="32pt" style:font-weight-complex="bold"/>
    </style:style>
    <style:style style:name="T60" style:family="text">
      <style:text-properties fo:color="#c9211e" loext:opacity="100%" style:font-name="Liberation Sans" fo:font-size="32pt" fo:font-weight="bold" officeooo:rsid="001a2f8b" style:font-size-asian="32pt" style:font-weight-asian="bold" style:font-size-complex="32pt" style:font-weight-complex="bold"/>
    </style:style>
    <style:style style:name="T61" style:family="text">
      <style:text-properties fo:color="#c9211e" loext:opacity="100%" style:font-name="Liberation Sans" fo:font-size="32pt" fo:language="en" fo:country="US" officeooo:rsid="001fbb49" fo:background-color="transparent" loext:char-shading-value="0" style:font-size-asian="32pt" style:font-size-complex="32pt"/>
    </style:style>
    <style:style style:name="T62" style:family="text">
      <style:text-properties fo:color="#c9211e" loext:opacity="100%" style:font-name="Liberation Sans" fo:font-size="32pt" fo:language="en" fo:country="US" officeooo:rsid="001d8da5" fo:background-color="transparent" loext:char-shading-value="0" style:font-size-asian="32pt" style:font-size-complex="32pt"/>
    </style:style>
    <style:style style:name="T63" style:family="text">
      <style:text-properties fo:color="#c9211e" loext:opacity="100%" style:font-name="Liberation Sans" fo:font-size="32pt" fo:language="en" fo:country="US" officeooo:rsid="002d8f3b" fo:background-color="transparent" loext:char-shading-value="0" style:font-size-asian="32pt" style:font-size-complex="32pt"/>
    </style:style>
    <style:style style:name="T64" style:family="text">
      <style:text-properties fo:color="#c9211e" loext:opacity="100%" style:font-name="Liberation Sans" fo:font-size="32pt" fo:language="en" fo:country="US" fo:font-weight="bold" officeooo:rsid="001fbb49" fo:background-color="transparent" loext:char-shading-value="0" style:font-size-asian="32pt" style:font-weight-asian="bold" style:font-size-complex="32pt" style:font-weight-complex="bold"/>
    </style:style>
    <style:style style:name="T65" style:family="text">
      <style:text-properties fo:color="#c9211e" loext:opacity="100%" style:font-name="Liberation Sans" fo:font-size="32pt" fo:language="en" fo:country="US" fo:font-weight="bold" officeooo:rsid="001d1eb9" fo:background-color="transparent" loext:char-shading-value="0" style:font-size-asian="32pt" style:font-weight-asian="bold" style:font-size-complex="32pt" style:font-weight-complex="bold"/>
    </style:style>
    <style:style style:name="T66" style:family="text">
      <style:text-properties officeooo:rsid="001277ed"/>
    </style:style>
    <style:style style:name="T67" style:family="text">
      <style:text-properties fo:font-size="11pt" fo:letter-spacing="normal" style:font-size-asian="11pt" style:font-size-complex="11pt"/>
    </style:style>
    <style:style style:name="T68" style:family="text">
      <style:text-properties fo:font-size="11pt" fo:language="en" fo:country="US" fo:font-weight="normal" officeooo:rsid="001b69d3" fo:background-color="transparent" loext:char-shading-value="0" style:font-size-asian="11pt" style:font-weight-asian="normal" style:font-size-complex="11pt" style:font-weight-complex="normal"/>
    </style:style>
    <style:style style:name="T69" style:family="text">
      <style:text-properties fo:font-size="11pt" fo:language="en" fo:country="US" fo:font-weight="normal" officeooo:rsid="001b69d3" style:font-size-asian="11pt" style:font-weight-asian="normal" style:font-size-complex="11pt" style:font-weight-complex="normal"/>
    </style:style>
    <style:style style:name="T70" style:family="text">
      <style:text-properties fo:font-size="11pt" fo:language="en" fo:country="US" fo:font-weight="normal" officeooo:rsid="001b69d3" fo:background-color="#ffff00" loext:char-shading-value="0" style:font-size-asian="11pt" style:font-weight-asian="normal" style:font-size-complex="11pt" style:font-weight-complex="normal"/>
    </style:style>
    <style:style style:name="T71" style:family="text">
      <style:text-properties fo:font-size="11pt" fo:language="en" fo:country="US" fo:font-weight="normal" officeooo:rsid="001b69d3" fo:background-color="#ffff00" loext:char-shading-value="0" style:font-size-asian="11pt" style:font-weight-asian="normal" style:font-size-complex="11pt" style:font-weight-complex="normal"/>
    </style:style>
    <style:style style:name="T72" style:family="text">
      <style:text-properties fo:background-color="#3faf46" loext:char-shading-value="0"/>
    </style:style>
    <style:style style:name="T73" style:family="text">
      <style:text-properties officeooo:rsid="001fbb49"/>
    </style:style>
    <style:style style:name="T74" style:family="text">
      <style:text-properties fo:color="#000000" loext:opacity="100%" style:font-name="Liberation Sans" fo:font-size="32pt" fo:language="en" fo:country="US" fo:font-weight="normal" officeooo:rsid="00266201" fo:background-color="transparent" loext:char-shading-value="0" style:font-size-asian="32pt" style:font-weight-asian="normal" style:font-size-complex="32pt" style:font-weight-complex="normal"/>
    </style:style>
    <style:style style:name="T75" style:family="text">
      <style:text-properties fo:color="#000000" loext:opacity="100%" style:font-name="Liberation Sans" fo:font-size="18pt" fo:language="en" fo:country="US" officeooo:rsid="001d8da5" fo:background-color="transparent" loext:char-shading-value="0" style:font-size-asian="15.75pt" style:font-size-complex="18pt"/>
    </style:style>
    <style:style style:name="T76" style:family="text">
      <style:text-properties fo:color="#000000" loext:opacity="100%" style:font-name="Liberation Sans" fo:font-size="18pt" fo:language="en" fo:country="US" officeooo:rsid="002d8f3b" fo:background-color="transparent" loext:char-shading-value="0" style:font-size-asian="15.75pt" style:font-size-complex="18pt"/>
    </style:style>
    <style:style style:name="T77" style:family="text">
      <style:text-properties fo:color="#000000" loext:opacity="100%" style:font-name="Liberation Sans" fo:font-size="18pt" fo:language="en" fo:country="US" fo:font-weight="bold" officeooo:rsid="002d8f3b" fo:background-color="transparent" loext:char-shading-value="0" style:font-size-asian="15.75pt" style:font-weight-asian="bold" style:font-size-complex="18pt" style:font-weight-complex="bold"/>
    </style:style>
    <style:style style:name="T78" style:family="text">
      <style:text-properties fo:color="#000000" loext:opacity="100%" style:font-name="Liberation Sans" fo:font-size="18pt" fo:language="en" fo:country="US" fo:font-weight="bold" officeooo:rsid="001d8da5" fo:background-color="transparent" loext:char-shading-value="0" style:font-size-asian="15.75pt" style:font-weight-asian="bold" style:font-size-complex="18pt" style:font-weight-complex="bold"/>
    </style:style>
    <style:style style:name="T79" style:family="text">
      <style:text-properties fo:color="#000000" loext:opacity="100%" style:font-name="Liberation Sans" fo:font-size="18pt" fo:language="en" fo:country="US" fo:font-weight="bold" officeooo:rsid="002d8f3b" fo:background-color="#00a933" loext:char-shading-value="0" style:font-size-asian="15.75pt" style:font-weight-asian="bold" style:font-size-complex="18pt" style:font-weight-complex="bold"/>
    </style:style>
    <style:style style:name="T80" style:family="text">
      <style:text-properties fo:color="#000000" loext:opacity="100%" style:font-name="Liberation Sans" fo:font-size="18pt" fo:language="en" fo:country="US" fo:font-weight="bold" officeooo:rsid="001d8da5" fo:background-color="#00a933" loext:char-shading-value="0" style:font-size-asian="15.75pt" style:font-weight-asian="bold" style:font-size-complex="18pt" style:font-weight-complex="bold"/>
    </style:style>
    <style:style style:name="T81" style:family="text">
      <style:text-properties fo:color="#000000" loext:opacity="100%" style:font-name="Liberation Sans" fo:font-size="18pt" fo:language="en" fo:country="US" officeooo:rsid="001d8da5" fo:background-color="#00a933" loext:char-shading-value="0" style:font-size-asian="15.75pt" style:font-size-complex="18pt"/>
    </style:style>
    <style:style style:name="T82" style:family="text">
      <style:text-properties fo:color="#000000" loext:opacity="100%" style:font-name="Liberation Sans" fo:font-size="18pt" fo:language="en" fo:country="US" officeooo:rsid="002d8f3b" fo:background-color="#00a933" loext:char-shading-value="0" style:font-size-asian="15.75pt" style:font-size-complex="18pt"/>
    </style:style>
    <style:style style:name="T83" style:family="text">
      <style:text-properties fo:color="#000000" loext:opacity="100%" fo:font-size="14pt" fo:language="en" fo:country="US" fo:font-weight="normal" officeooo:rsid="001d8da5" style:font-size-asian="14pt" style:font-weight-asian="normal" style:font-size-complex="14pt" style:font-weight-complex="normal"/>
    </style:style>
    <style:style style:name="T84" style:family="text">
      <style:text-properties fo:color="#000000" loext:opacity="100%" fo:font-size="14pt" fo:language="en" fo:country="US" fo:font-weight="normal" officeooo:rsid="001d8da5" fo:background-color="transparent" loext:char-shading-value="0" style:font-size-asian="14pt" style:font-weight-asian="normal" style:font-size-complex="14pt" style:font-weight-complex="normal"/>
    </style:style>
    <style:style style:name="T85" style:family="text">
      <style:text-properties fo:color="#000000" loext:opacity="100%" fo:font-size="14pt" fo:language="en" fo:country="US" officeooo:rsid="001d8da5" style:font-size-asian="14pt" style:font-size-complex="14pt"/>
    </style:style>
    <style:style style:name="T86" style:family="text">
      <style:text-properties fo:color="#000000" loext:opacity="100%" officeooo:rsid="002636ba"/>
    </style:style>
    <style:style style:name="T87" style:family="text">
      <style:text-properties fo:color="#000000" loext:opacity="100%" fo:background-color="#ffff00" loext:char-shading-value="0"/>
    </style:style>
    <style:style style:name="T88" style:family="text">
      <style:text-properties fo:color="#000000" loext:opacity="100%" officeooo:rsid="0038052a"/>
    </style:style>
    <style:style style:name="T89" style:family="text">
      <style:text-properties fo:color="#ff4000" loext:opacity="100%" style:font-name="Liberation Sans" fo:font-size="32pt" style:font-size-asian="32pt" style:font-size-complex="32pt"/>
    </style:style>
    <style:style style:name="T90" style:family="text">
      <style:text-properties fo:color="#ff4000" loext:opacity="100%" fo:font-weight="bold" style:font-weight-asian="bold" style:font-weight-complex="bold"/>
    </style:style>
    <style:style style:name="T91" style:family="text">
      <style:text-properties officeooo:rsid="0025c18f"/>
    </style:style>
    <style:style style:name="T92" style:family="text">
      <style:text-properties officeooo:rsid="00251dc5"/>
    </style:style>
    <style:style style:name="T93" style:family="text">
      <style:text-properties fo:background-color="#ffd428" loext:char-shading-value="0"/>
    </style:style>
    <style:style style:name="T94" style:family="text">
      <style:text-properties fo:background-color="#1c1c1c" loext:char-shading-value="0"/>
    </style:style>
    <style:style style:name="T95" style:family="text">
      <style:text-properties fo:color="#355269" loext:opacity="100%" fo:background-color="#ffff00" loext:char-shading-value="0"/>
    </style:style>
    <style:style style:name="T96" style:family="text">
      <style:text-properties fo:color="#ff0000" loext:opacity="100%" style:font-name="Liberation Sans" fo:font-size="36pt" fo:language="en" fo:country="US" officeooo:rsid="001d8da5" fo:background-color="transparent" loext:char-shading-value="0" style:font-size-asian="36pt" style:font-size-complex="36pt"/>
    </style:style>
    <style:style style:name="T97" style:family="text">
      <style:text-properties fo:color="#ff0000" loext:opacity="100%" style:font-name="Liberation Sans" fo:font-size="36pt" fo:language="en" fo:country="US" officeooo:rsid="002d8f3b" fo:background-color="transparent" loext:char-shading-value="0" style:font-size-asian="36pt" style:font-size-complex="36pt"/>
    </style:style>
    <style:style style:name="T98" style:family="text">
      <style:text-properties fo:color="#ff0000" loext:opacity="100%" style:font-name="Liberation Sans" fo:font-size="32pt" fo:language="en" fo:country="US" officeooo:rsid="002d8f3b" fo:background-color="transparent" loext:char-shading-value="0" style:font-size-asian="32pt" style:font-size-complex="32pt"/>
    </style:style>
    <style:style style:name="T99" style:family="text">
      <style:text-properties fo:color="#ff0000" loext:opacity="100%" style:font-name="Liberation Sans" fo:font-size="18pt" fo:language="en" fo:country="US" officeooo:rsid="001d8da5" fo:background-color="transparent" loext:char-shading-value="0" style:font-size-asian="15.75pt" style:font-size-complex="18pt"/>
    </style:style>
    <style:style style:name="T100" style:family="text">
      <style:text-properties fo:color="#f10d0c" loext:opacity="100%" style:font-name="Liberation Sans" fo:font-size="32pt" fo:language="en" fo:country="US" officeooo:rsid="001fbb49" fo:background-color="transparent" loext:char-shading-value="0" style:font-size-asian="32pt" style:font-size-complex="32pt"/>
    </style:style>
    <style:style style:name="T101" style:family="text">
      <style:text-properties fo:color="#f10d0c" loext:opacity="100%" style:font-name="Liberation Sans" fo:font-size="32pt" fo:language="en" fo:country="US" officeooo:rsid="001d8da5" fo:background-color="transparent" loext:char-shading-value="0" style:font-size-asian="32pt" style:font-size-complex="32pt"/>
    </style:style>
    <style:style style:name="T102" style:family="text">
      <style:text-properties fo:color="#f10d0c" loext:opacity="100%" style:font-name="Liberation Sans" fo:font-size="32pt" fo:language="en" fo:country="US" officeooo:rsid="002d8f3b" fo:background-color="transparent" loext:char-shading-value="0" style:font-size-asian="32pt" style:font-size-complex="32pt"/>
    </style:style>
    <style:style style:name="T103" style:family="text">
      <style:text-properties fo:color="#f10d0c" loext:opacity="100%" style:font-name="Liberation Sans" fo:font-size="36pt" fo:language="en" fo:country="US" officeooo:rsid="002d8f3b" fo:background-color="transparent" loext:char-shading-value="0" style:font-size-asian="36pt" style:font-size-complex="36pt"/>
    </style:style>
    <style:style style:name="T104" style:family="text">
      <style:text-properties fo:color="#f10d0c" loext:opacity="100%" style:font-name="Liberation Sans" fo:font-size="36pt" fo:language="en" fo:country="US" fo:font-weight="bold" officeooo:rsid="002d8f3b" fo:background-color="transparent" loext:char-shading-value="0" style:font-size-asian="36pt" style:font-weight-asian="bold" style:font-size-complex="36pt" style:font-weight-complex="bold"/>
    </style:style>
    <style:style style:name="T105" style:family="text">
      <style:text-properties fo:color="#f10d0c" loext:opacity="100%" style:font-name="Liberation Sans" fo:font-size="36pt" fo:language="en" fo:country="US" fo:font-weight="bold" officeooo:rsid="001d8da5" fo:background-color="transparent" loext:char-shading-value="0" style:font-size-asian="36pt" style:font-weight-asian="bold" style:font-size-complex="36pt" style:font-weight-complex="bold"/>
    </style:style>
    <style:style style:name="T106" style:family="text">
      <style:text-properties fo:color="#f10d0c" loext:opacity="100%" style:font-name="Liberation Sans" fo:font-size="18pt" fo:language="en" fo:country="US" fo:font-weight="bold" officeooo:rsid="001d8da5" fo:background-color="transparent" loext:char-shading-value="0" style:font-size-asian="15.75pt" style:font-weight-asian="bold" style:font-size-complex="18pt" style:font-weight-complex="bold"/>
    </style:style>
    <style:style style:name="T107" style:family="text">
      <style:text-properties fo:color="#f10d0c" loext:opacity="100%" style:font-name="Liberation Sans" fo:font-size="18pt" fo:language="en" fo:country="US" fo:font-weight="bold" officeooo:rsid="002d8f3b" fo:background-color="transparent" loext:char-shading-value="0" style:font-size-asian="15.75pt" style:font-weight-asian="bold" style:font-size-complex="18pt" style:font-weight-complex="bold"/>
    </style:style>
    <style:style style:name="T108" style:family="text">
      <style:text-properties fo:background-color="#dddddd" loext:char-shading-value="0"/>
    </style:style>
    <style:style style:name="T109" style:family="text">
      <style:text-properties fo:background-color="#00a933" loext:char-shading-value="0"/>
    </style:style>
    <style:style style:name="T110" style:family="text">
      <style:text-properties fo:background-color="#00a933" loext:char-shading-value="0"/>
    </style:style>
    <style:style style:name="T111" style:family="text">
      <style:text-properties fo:background-color="#eeeeee" loext:char-shading-value="0"/>
    </style:style>
    <style:style style:name="T112" style:family="text">
      <style:text-properties fo:font-size="14pt"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language="en" fo:country="US" officeooo:rsid="001b69d3" fo:background-color="transparent" loext:char-shading-value="0" style:font-size-asian="14pt" style:font-size-complex="14pt"/>
    </style:style>
    <style:style style:name="T115" style:family="text">
      <style:text-properties fo:font-size="14pt" fo:language="en" fo:country="US" fo:font-weight="normal" officeooo:rsid="001b69d3" fo:background-color="transparent" loext:char-shading-value="0" style:font-size-asian="14pt" style:font-weight-asian="normal" style:font-size-complex="14pt" style:font-weight-complex="normal"/>
    </style:style>
    <style:style style:name="T116" style:family="text">
      <style:text-properties fo:background-color="#ffbf00" loext:char-shading-value="0"/>
    </style:style>
    <style:style style:name="T117" style:family="text">
      <style:text-properties officeooo:rsid="0038052a" fo:background-color="#ffbf00" loext:char-shading-value="0"/>
    </style:style>
    <style:style style:name="T118" style:family="text">
      <style:text-properties officeooo:rsid="0038052a" fo:background-color="#ffbf00" loext:char-shading-value="0"/>
    </style:style>
    <style:style style:name="T119" style:family="text">
      <style:text-properties fo:background-color="#ffbf00"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4cm" draw:marker-start-width="0.73cm" draw:marker-end-width="0.73cm" draw:textarea-horizontal-align="center" draw:textarea-vertical-align="middle" fo:padding-top="0.123cm" fo:padding-bottom="0.123cm" fo:padding-left="0.123cm" fo:padding-right="0.1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305cm" draw:marker-start-width="0.806cm" draw:marker-end-width="0.806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En todas las paginas de debe ver esta estructura <text:span text:style-name="T7">en la cabecera . El logo solo en la Home</text:span></text:p>
      <text:p text:style-name="Standard"/>
      <text:p text:style-name="P40">Header:</text:p>
      <text:p text:style-name="Standard"/>
      <text:p text:style-name="Standard"><text:s text:c="4"/>Logo <text:s text:c="34"/>email <text:s text:c="9"/>telefono <text:s text:c="13"/>horario de atención</text:p>
      <text:p text:style-name="Standard"/>
      <text:p text:style-name="Standard"/>
      <text:p text:style-name="Standard"><text:span text:style-name="T90">Home</text:span> ..............<text:span text:style-name="T119"> cuando estas en la home no se debe ver el nombre.</text:span><text:span text:style-name="T118">home</text:span></text:p>
      <text:p text:style-name="P49">About us</text:p>
      <text:p text:style-name="P48">Service </text:p>
      <text:p text:style-name="Standard"><text:s text:c="20"/><text:span text:style-name="T90">Home Mantenance</text:span></text:p>
      <text:p text:style-name="P48"><text:s text:c="20"/>Deep Cleaning</text:p>
      <text:p text:style-name="P48"><text:s text:c="21"/>Move-In/Move-Out</text:p>
      <text:p text:style-name="P48"><text:s text:c="20"/>Before and After Events</text:p>
      <text:p text:style-name="P48"><text:s text:c="20"/>Organization and Cleaning</text:p>
      <text:p text:style-name="P48"><text:s text:c="21"/>Clothing Ironing</text:p>
      <text:p text:style-name="P48">Prices</text:p>
      <text:p text:style-name="P48">Boo<text:span text:style-name="T73">k</text:span>ing process</text:p>
      <text:p text:style-name="P48">Blog-------------------------------------------------------<text:span text:style-name="T86">En obras </text:span><text:span text:style-name="T88">las entradas</text:span></text:p>
      <text:p text:style-name="P48">Contact</text:p>
      <text:p text:style-name="Standard">---------------------------------------</text:p>
      <text:p text:style-name="Standard"/>
      <text:p text:style-name="P52"><text:span text:style-name="Strong_20_Emphasis"><text:span text:style-name="T59">1. </text:span></text:span><text:span text:style-name="Strong_20_Emphasis"><text:span text:style-name="T60">HOME</text:span></text:span></text:p>
      <text:list text:style-name="L1">
        <text:list-header>
          <text:p text:style-name="P70">"Welcome to <text:span text:style-name="Strong_20_Emphasis"><text:span text:style-name="T22">Angelo Cleaning</text:span></text:span> in Warren, Ohio! </text:p>
          <text:p text:style-name="P71"/>
          <text:p text:style-name="P71">Your Trusted Partner for Quality Residential Cleaning Services."</text:p>
          <text:p text:style-name="P71"/>
        </text:list-header>
      </text:list>
      <text:p text:style-name="P1"><text:s text:c="4"/><text:span text:style-name="T23">- </text:span><text:span text:style-name="T24">Call to Action (CTA)</text:span><text:span text:style-name="T23">:</text:span><text:span text:style-name="T24"> Book Your Cleaning Now </text:span></text:p>
      <text:p text:style-name="P8"/>
      <text:p text:style-name="P1"><text:s/></text:p>
      <text:p text:style-name="P1"/>
      <text:p text:style-name="P10"><text:span text:style-name="T41"><text:s text:c="38"/></text:span><text:span text:style-name="T40">Summary of Services</text:span></text:p>
      <text:p text:style-name="P1"/>
      <text:p text:style-name="P1"/>
      <text:p text:style-name="P2">- "In<text:span text:style-name="T37"> Angelo's Cleaning</text:span>, we are on a mission to transform your homes into clean, bright and inviting spaces with deep knowledge and passion."</text:p>
      <text:p text:style-name="Text_20_body">- More than a cleaning service: We excel in several areas to satisfy all your cleaning needs, including home maintenance, deep home cleanings, pre and post event cleanings, moving cleaning services and post renovation cleaning.</text:p>
      <text:p text:style-name="Text_20_body">- Transform your home today: Subscribe to our newsletter and get 5% off your first purchase. Plus, receive cleaning tips and exclusive offers.</text:p>
      <text:p text:style-name="P1"><text:span text:style-name="T24">Book </text:span><text:span text:style-name="T25">now</text:span></text:p>
      <text:p text:style-name="P1"/>
      <text:p text:style-name="P1"/>
      <text:p text:style-name="P15"><text:s text:c="37"/><text:span text:style-name="T42"><text:s text:c="2"/>Our services</text:span></text:p>
      <text:p text:style-name="P3"><text:soft-page-break/></text:p>
      <text:p text:style-name="P4"><text:s/>Home Maintenance: Includes bathroom, kitchen, bedroom, and common area cleaning. <text:span text:style-name="T2"><text:s/></text:span><text:span text:style-name="T3"><text:s/>reed more</text:span></text:p>
      <text:p text:style-name="P4"><text:s/>Deep Cleaning: Encompasses detailed cleaning of each area. <text:s/><text:span text:style-name="T3">reed more</text:span></text:p>
      <text:p text:style-name="P4"><text:s/>Move-In/Move-Out: Ideal for relocations or rentals, this cleaning includes a thorough cleaning of all areas to prepare your home for moving. <text:s/><text:span text:style-name="T2"><text:s/></text:span><text:span text:style-name="T3"><text:s/>reed more</text:span></text:p>
      <text:p text:style-name="P4"><text:s/>Before and After Events: <text:span text:style-name="T43">Specialized service to ensure that your space is spotless before your special event and after the celebration. We take care of the pre-event preparation, including cleaning and organization, and then restore the space to its original condition after the event.</text:span> <text:span text:style-name="T3">reed more</text:span></text:p>
      <text:p text:style-name="P26"><text:span text:style-name="T35"><text:s/>Organization and Cleaning: </text:span><text:bookmark text:name="tw-target Copy 1"/><text:span text:style-name="T26">In both kitchen cabinets and clothing closets, organization and cleaning are key practices to simplify daily life and maintain an orderly and pleasant environment.</text:span><text:span text:style-name="T27"> </text:span><text:span text:style-name="T28"><text:s/>reed more</text:span></text:p>
      <text:p text:style-name="P4"><text:s/>Clothing Ironing: Your clothing ready for you to arrive impeccably dressed at your workplace.<text:span text:style-name="T2"> </text:span><text:span text:style-name="T3"><text:s/>reed more</text:span></text:p>
      <text:p text:style-name="P9">[Call to Action Button]: <text:s/>PRICES <text:s/><text:span text:style-name="T39"><text:s text:c="3"/></text:span><text:s/></text:p>
      <text:p text:style-name="P7"/>
      <text:p text:style-name="P7"/>
      <text:p text:style-name="P5">Who are we?<text:line-break/><text:line-break/> <text:s text:c="3"/>Our European Experience: "Imagine walking into your home and being greeted by a fresh and clean environment. At <text:span text:style-name="Strong_20_Emphasis"><text:span text:style-name="T22">Angelo Cleaning</text:span></text:span>, we make this possible thanks to our extensive experience in residential cleaning services. With over 30 years of experience in Europe, we know how to take care of every corner of your home and keep it in the best condition day after day."</text:p>
      <text:p text:style-name="P5"/>
      <text:p text:style-name="P27"><text:s/>PRICES</text:p>
      <text:p text:style-name="P27"/>
      <text:p text:style-name="P31">GALERIA DE IMÁGENES</text:p>
      <text:p text:style-name="P28"/>
      <text:p text:style-name="P28"/>
      <text:p text:style-name="P53"><text:span text:style-name="Strong_20_Emphasis"><text:span text:style-name="T9"><text:s/>Testimonials:<text:line-break/> <text:s text:c="3"/>- Comments from Satisfied Customers:</text:span></text:span></text:p>
      <text:p text:style-name="P53"><text:span text:style-name="Strong_20_Emphasis"/></text:p>
      <text:p text:style-name="P53"><text:span text:style-name="Strong_20_Emphasis"><text:span text:style-name="T9"><text:s text:c="21"/></text:span></text:span><text:span text:style-name="Strong_20_Emphasis"><text:span text:style-name="T13">Sarah M., Corland, OH</text:span></text:span></text:p>
      <text:list xml:id="list1816967966" text:style-name="L2">
        <text:list-item>
          <text:list>
            <text:list-header>
              <text:p text:style-name="P77"><text:soft-page-break/>"The residential cleaning service has been a true blessing for me! Now I can relax in my clean and organized home, and I don't have to worry about cleaning up after a long day at work." </text:p>
              <text:p text:style-name="P77"/>
              <text:p text:style-name="P78">John D., Howland, OH</text:p>
              <text:p text:style-name="P78">"I would definitely recommend this service to anyone looking for quality cleaning and exceptional service. Thank you for making my life easier!" - </text:p>
            </text:list-header>
          </text:list>
        </text:list-item>
      </text:list>
      <text:p text:style-name="P53"><text:span text:style-name="Strong_20_Emphasis"><text:span text:style-name="T44"><text:s text:c="15"/></text:span></text:span><text:span text:style-name="Strong_20_Emphasis"><text:span text:style-name="T45"><text:s text:c="8"/>Lisa D, Niles, OH</text:span></text:span><text:span text:style-name="Strong_20_Emphasis"><text:span text:style-name="T10"> </text:span></text:span></text:p>
      <text:p text:style-name="P53"><text:span text:style-name="Strong_20_Emphasis"><text:span text:style-name="T10"><text:s text:c="15"/>“</text:span></text:span><text:span text:style-name="Strong_20_Emphasis"><text:span text:style-name="T14">I am delighted with the in-home ironing service. They picked up and delivered 40 garments in 48 hours. The quality of their work exceeded my expectations, and I now have full trust in them. Highly recommended!”</text:span></text:span><text:span text:style-name="Strong_20_Emphasis"><text:span text:style-name="T10"> </text:span></text:span></text:p>
      <text:list xml:id="list182934577887296" text:continue-numbering="true" text:style-name="L2">
        <text:list-item>
          <text:list>
            <text:list-header>
              <text:p text:style-name="P79"><text:s text:c="57"/><text:span text:style-name="Strong_20_Emphasis"><text:span text:style-name="T54">PRICES</text:span></text:span></text:p>
            </text:list-header>
          </text:list>
        </text:list-item>
      </text:list>
      <text:p text:style-name="P90"><text:span text:style-name="Strong_20_Emphasis"><text:span text:style-name="T54"/></text:span></text:p>
      <text:p text:style-name="P90"><text:span text:style-name="Strong_20_Emphasis"><text:span text:style-name="T57">Tips for a Spotless Home</text:span></text:span></text:p>
      <text:p text:style-name="Text_20_body">Explore our blog for helpful tips on how to keep your home clean and organized. From cleaning hacks to closet organization ideas, we're here to assist you in maintaining your home in its finest condition.</text:p>
      <text:p text:style-name="Text_20_body">CTAs (Calls to Action): <text:span text:style-name="Source_20_Text"><text:span text:style-name="T5">"Read More on Our Blog"</text:span></text:span></text:p>
      <text:p text:style-name="P90"><text:span text:style-name="Strong_20_Emphasis"><text:span text:style-name="T54"/></text:span></text:p>
      <text:p text:style-name="P53"><text:span text:style-name="Strong_20_Emphasis"/></text:p>
      <text:p text:style-name="P54"><text:span text:style-name="Strong_20_Emphasis"><text:span text:style-name="T58">………………………………………………………………………………………………………………………………………………………………</text:span></text:span></text:p>
      <text:p text:style-name="P54"><text:span text:style-name="Strong_20_Emphasis"/></text:p>
      <text:p text:style-name="P44"><text:span text:style-name="Strong_20_Emphasis"><text:span text:style-name="T61">2.</text:span></text:span><text:span text:style-name="Strong_20_Emphasis"><text:span text:style-name="T62">About us</text:span></text:span></text:p>
      <text:p text:style-name="P44"><text:span text:style-name="Strong_20_Emphasis"><text:span text:style-name="T62"/></text:span></text:p>
      <text:p text:style-name="P81"><text:span text:style-name="Strong_20_Emphasis"><text:span text:style-name="T85">Who Are We?</text:span></text:span></text:p>
      <text:p text:style-name="Text_20_body">At <text:span text:style-name="T110">Angelo Cleaning</text:span>, we are your trusted partner in creating a fresh and clean living environment in your home. With over 30 years of extensive experience in residential cleaning services, we bring European expertise to your doorstep. Our journey began in Europe, where we honed our skills in maintaining the pristine condition of homes just like yours.</text:p>
      <text:p text:style-name="Text_20_body"><text:span text:style-name="Strong_20_Emphasis">Our Founder's Story:</text:span></text:p>
      <text:p text:style-name="Text_20_body">Our founder's journey into the world of cleaning started in the homes of a German and a Mallorcan family in Spain. Back then, cleaning was a completely foreign concept, and not even ironing was in <text:soft-page-break/>our repertoire. In the early '90s, the water for cleaning was incredibly hard, and the stubborn lime scale made even floor cleaning a challenge.</text:p>
      <text:p text:style-name="Text_20_body">But through dedication and learning, we mastered the art of cleaning, and today, after 30 years of experience, we can fold fitted sheets with our eyes closed. Ironing has become a passion, and we've worked in up to 11 homes a week, including our own.</text:p>
      <text:p text:style-name="Text_20_body"><text:span text:style-name="Strong_20_Emphasis">Our Cleaning Philosophy:</text:span></text:p>
      <text:p text:style-name="Text_20_body">When it comes to cleaning products, we have a treasure trove of tried-and-true tricks up our sleeves. We've experimented with countless cleaning tools, and our knowledge could fill volumes. Let us work our magic, and you'll see that cleaning can be not just effective but also enjoyable.</text:p>
      <text:p text:style-name="Text_20_body">We have a <text:span text:style-name="T5">Blog </text:span>so you can learn some of those tricks and receive them when they are published if you subscribe. <text:span text:style-name="T5">Leave us your best email</text:span></text:p>
      <text:p text:style-name="P132"/>
      <text:p text:style-name="Text_20_body"><text:span text:style-name="Strong_20_Emphasis">Building a Team:</text:span></text:p>
      <text:p text:style-name="Text_20_body">In our journey, we've had the privilege of interviewing 100 remarkable women when we ventured into starting our own cleaning business. Out of those interviews, only five truly resonated with our vision. But that was six years ago. After the challenges posed by the COVID-19 pandemic, we restructured and embarked on a new beginning.</text:p>
      <text:p text:style-name="Text_20_body"><text:span text:style-name="Strong_20_Emphasis">Life's Lessons:</text:span></text:p>
      <text:p text:style-name="Text_20_body">Life constantly presents challenges, and we've learned the importance of managing emotions and planning effectively to overcome them. We believe in the power of emotional intelligence and have pursued courses in this field. We're avid readers on the subject and are passionate about understanding and improving the emotional landscape of our clients' lives.</text:p>
      <text:p text:style-name="Text_20_body"><text:span text:style-name="Strong_20_Emphasis">Our Love for Animals:</text:span></text:p>
      <text:p text:style-name="Text_20_body">We're animal lovers, proud pet parents to an adopted dog, and understand the unique cleaning needs that come with furry friends.</text:p>
      <text:p text:style-name="Text_20_body"><text:span text:style-name="Strong_20_Emphasis">What We Offer:</text:span></text:p>
      <text:p text:style-name="Text_20_body">At<text:span text:style-name="T110"> Angelo Cleaning</text:span>, we don't just clean homes; we create spaces of comfort, cleanliness, and serenity. We believe that a clean home is a reflection of a well-balanced life. Let us take care of the cleaning, so you can focus on what really matters.</text:p>
      <text:p text:style-name="Text_20_body">Explore our services and discover how our European experience and passion for cleaning can transform your living space. Join us on this journey toward a cleaner, happier, and more organized home.</text:p>
      <text:p text:style-name="P81"><text:span text:style-name="Strong_20_Emphasis"><text:span text:style-name="T84"/></text:span></text:p>
      <text:p text:style-name="P44"><text:span text:style-name="Strong_20_Emphasis"/></text:p>
      <text:p text:style-name="P45"><text:span text:style-name="Strong_20_Emphasis"><text:span text:style-name="T58">………………………………………………………………………………………………………………………………………………………………</text:span></text:span></text:p>
      <text:p text:style-name="P45"><text:span text:style-name="Strong_20_Emphasis"/></text:p>
      <text:p text:style-name="P44"><text:soft-page-break/><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span text:style-name="T100">3.</text:span></text:span><text:span text:style-name="Strong_20_Emphasis"><text:span text:style-name="T101">Service</text:span></text:span></text:p>
      <text:p text:style-name="P58"><text:span text:style-name="Strong_20_Emphasis"><text:span text:style-name="T63">3.</text:span></text:span><text:span text:style-name="Strong_20_Emphasis"><text:span text:style-name="T98">1.</text:span></text:span><text:span text:style-name="Strong_20_Emphasis"><text:span text:style-name="T97"> </text:span></text:span><text:span text:style-name="Strong_20_Emphasis"><text:span text:style-name="T96">Home Maintenance</text:span></text:span></text:p>
      <text:p text:style-name="P59"><text:span text:style-name="Strong_20_Emphasis"/></text:p>
      <text:p text:style-name="P59"><text:span text:style-name="Strong_20_Emphasis"><text:span text:style-name="T75"><text:s text:c="11"/>Home Maintenance by </text:span></text:span><text:span text:style-name="Strong_20_Emphasis"><text:span text:style-name="T81">Angelo Cleaning</text:span></text:span></text:p>
      <text:p text:style-name="P63"><text:span text:style-name="T35">Service Description:</text:span> </text:p>
      <text:p text:style-name="P59">Keeping your home clean and in good condition can be quite a challenge. Our "Home Maintenance" service is designed to make this task easier for you. With <text:span text:style-name="T109">Angelo Cleaning</text:span>, you can rely on regular and dependable maintenance that will keep your home in optimal condition.</text:p>
      <text:p text:style-name="P65">What our service includes:</text:p>
      <text:list text:style-name="L4">
        <text:list-item>
          <text:p text:style-name="P94">Cleaning of bathrooms, kitchen, bedrooms, and common areas.</text:p>
        </text:list-item>
        <text:list-item>
          <text:p text:style-name="P94">Vacuuming and floor cleaning.</text:p>
        </text:list-item>
        <text:list-item>
          <text:p text:style-name="P93">Surface cleaning and dust removal.</text:p>
        </text:list-item>
      </text:list>
      <text:p text:style-name="P65">Benefits of choosing our service:</text:p>
      <text:list text:style-name="L5">
        <text:list-item>
          <text:p text:style-name="P96">A consistently clean and presentable home.</text:p>
        </text:list-item>
        <text:list-item>
          <text:p text:style-name="P96">Time and effort savings on maintenance.</text:p>
        </text:list-item>
        <text:list-item>
          <text:p text:style-name="P95">Increased comfort and well-being in your home.</text:p>
        </text:list-item>
      </text:list>
      <text:p text:style-name="Text_20_body">Image Gallery:</text:p>
      <text:p text:style-name="Text_20_body">[<text:span text:style-name="T108">Insert images here showing the cleaning and maintenance of various areas in the house, before and after</text:span>.]</text:p>
      <text:p text:style-name="P65">Prices and Quotation:</text:p>
      <text:p text:style-name="Text_20_body">Interested in our Home Maintenance service? Contact us for a personalized quote. We offer competitive and flexible rates to fit your needs and budget. Please complete the following form to request a free quotation:</text:p>
      <text:p text:style-name="Text_20_body">[<text:span text:style-name="T1">Link to a quotation request page</text:span>]</text:p>
      <text:p text:style-name="P65">Why Choose Us:</text:p>
      <text:p text:style-name="Text_20_body">Why should you choose <text:span text:style-name="T109">Angelo Cleaning </text:span>for your Home Maintenance?</text:p>
      <text:list text:style-name="L6">
        <text:list-item>
          <text:p text:style-name="P98">Commitment to Quality: We ensure that your home always looks impeccable.</text:p>
        </text:list-item>
        <text:list-item>
          <text:p text:style-name="P98">Trustworthy Staff: We work with trusted and trained personnel. You can rest assured that your home is in good hands.</text:p>
        </text:list-item>
        <text:list-item>
          <text:p text:style-name="P97"><text:soft-page-break/>Flexibility: We will schedule maintenance visits according to what works best for you. Although the optimal solution for Home Maintenance is a weekly visit.</text:p>
        </text:list-item>
      </text:list>
      <text:p text:style-name="Text_20_body">Trust <text:span text:style-name="T109">Angelo Cleaning</text:span> for your home maintenance and enjoy the peace of mind of a consistently clean and well-maintained home. Contact us today to schedule your service and keep your home in optimal condition!</text:p>
      <text:p text:style-name="Text_20_body">[<text:span text:style-name="T87">Link to a quotation request page</text:span>]</text:p>
      <text:p text:style-name="P58"><text:span text:style-name="Strong_20_Emphasis"><text:span text:style-name="T104">----------------------------------------</text:span></text:span></text:p>
      <text:p text:style-name="P58"><text:span text:style-name="Strong_20_Emphasis"><text:span text:style-name="T102">3.2.</text:span></text:span><text:span text:style-name="Strong_20_Emphasis"><text:span text:style-name="T103"> </text:span></text:span><text:span text:style-name="Strong_20_Emphasis"><text:span text:style-name="T104">Deep Cleaning</text:span></text:span></text:p>
      <text:p text:style-name="P58"><text:span text:style-name="Strong_20_Emphasis"/></text:p>
      <text:p text:style-name="P59"><text:span text:style-name="Strong_20_Emphasis"><text:span text:style-name="T77">"Deep House Cleaning with </text:span></text:span><text:span text:style-name="Strong_20_Emphasis"><text:span text:style-name="T79">Angelo Cleaning</text:span></text:span><text:span text:style-name="Strong_20_Emphasis"><text:span text:style-name="T77">"</text:span></text:span></text:p>
      <text:p text:style-name="Text_20_body">Does your home need a refreshing makeover? Our "Deep House Cleaning" service is the perfect solution to revitalize your space. With <text:span text:style-name="T109">Angelo Cleaning</text:span>, you can expect a thorough cleaning that tackles even the hardest-to-reach corners.</text:p>
      <text:p text:style-name="P65">What our service includes:</text:p>
      <text:list text:style-name="L7">
        <text:list-item>
          <text:p text:style-name="P100">Comprehensive cleaning of every area of the house.</text:p>
        </text:list-item>
        <text:list-item>
          <text:p text:style-name="P100">Dust removal from lamps, baseboards, doors, walls, paintings, and mirrors.</text:p>
        </text:list-item>
        <text:list-item>
          <text:p text:style-name="P100">Surface disinfection and sanitization.</text:p>
        </text:list-item>
        <text:list-item>
          <text:p text:style-name="P100">Movement of furniture that does not exceed a certain weight and risk.</text:p>
        </text:list-item>
        <text:list-item>
          <text:p text:style-name="P100">Cleaning of storage spaces such as pantry, kitchen cabinets, and bathroom cabinets.</text:p>
        </text:list-item>
        <text:list-item>
          <text:p text:style-name="P100">Vacuuming and mopping of floors.</text:p>
        </text:list-item>
        <text:list-item>
          <text:p text:style-name="P99">Vacuuming of carpets.</text:p>
        </text:list-item>
      </text:list>
      <text:p text:style-name="P65">Benefits of choosing our service:</text:p>
      <text:list text:style-name="L8">
        <text:list-item>
          <text:p text:style-name="P102">Your home will feel fresh and revitalized.</text:p>
        </text:list-item>
        <text:list-item>
          <text:p text:style-name="P102">Reduced risk of allergies and illnesses.</text:p>
        </text:list-item>
        <text:list-item>
          <text:p text:style-name="P102">A clean and healthy space for your family.</text:p>
        </text:list-item>
        <text:list-item>
          <text:p text:style-name="P101">Increased comfort and well-being in your home.</text:p>
        </text:list-item>
      </text:list>
      <text:list text:style-name="L9">
        <text:list-header>
          <text:p text:style-name="P103">Image Gallery: [<text:span text:style-name="T111">Insert before-and-after images of deep cleaning to showcase the impact of our services.</text:span>]</text:p>
          <text:p text:style-name="P103"><text:span text:style-name="T113">Prices and Quotation:</text:span> Interested in our Deep House Cleaning service? Contact us for a personalized quote. We offer competitive and flexible rates to accommodate your needs and budget. Please complete the following form to request a free quotation: [Link to a quotation request page.]</text:p>
          <text:p text:style-name="P103"><text:span text:style-name="T113">Why Choose Us:</text:span> Why should you choose <text:span text:style-name="T109">Angelo Cleaning </text:span>for your Deep House Cleaning?</text:p>
        </text:list-header>
      </text:list>
      <text:list text:style-name="L10">
        <text:list-item>
          <text:p text:style-name="P105">Experience and Professionalism: We have experience in deep house cleaning and take the quality of our work seriously.</text:p>
        </text:list-item>
        <text:list-item>
          <text:p text:style-name="P105"><text:soft-page-break/>Quality Products and Equipment: We use high-quality cleaning products and modern equipment to ensure exceptional results.</text:p>
        </text:list-item>
        <text:list-item>
          <text:p text:style-name="P105">Commitment to Health and Well-being: We care about your family's health. Our deep cleaning eliminates allergens and germs to create a healthier environment.</text:p>
        </text:list-item>
        <text:list-item>
          <text:p text:style-name="P105">Customer Satisfaction: Your satisfaction is our priority. We work diligently to ensure your home is left immaculate.</text:p>
        </text:list-item>
        <text:list-item>
          <text:p text:style-name="P104"><text:span text:style-name="T113">Customization:</text:span> We tailor our services to your specific needs. Every home is unique, and we design deep cleaning according to your requirements.</text:p>
        </text:list-item>
      </text:list>
      <text:p text:style-name="P67">Trust <text:span text:style-name="T109">Angelo Cleaning </text:span>for Deep House Cleaning and experience the difference. Contact us today to schedule your service and give your home the freshness it deserves!</text:p>
      <text:p text:style-name="P67"><text:s/>[<text:span text:style-name="T1">Link to a quotation request page</text:span>.]</text:p>
      <text:p text:style-name="P58"><text:span text:style-name="Strong_20_Emphasis"/></text:p>
      <text:p text:style-name="P60"><text:span text:style-name="Strong_20_Emphasis"><text:span text:style-name="T21">----------------------------------------</text:span></text:span><text:span text:style-name="T35"> <text:s text:c="14"/></text:span></text:p>
      <text:p text:style-name="P58"><text:span text:style-name="Strong_20_Emphasis"><text:span text:style-name="T102">3.3.</text:span></text:span><text:span text:style-name="Strong_20_Emphasis"><text:span text:style-name="T105"> Move-In/Move-Out</text:span></text:span></text:p>
      <text:p text:style-name="P59"><text:span text:style-name="Strong_20_Emphasis"><text:span text:style-name="T78">"Comprehensive Move-In/Move-Out Cleaning with </text:span></text:span><text:span text:style-name="Strong_20_Emphasis"><text:span text:style-name="T80">Angelo Cleaning</text:span></text:span><text:span text:style-name="Strong_20_Emphasis"><text:span text:style-name="T78">"</text:span></text:span></text:p>
      <text:p text:style-name="Text_20_body"><text:span text:style-name="Strong_20_Emphasis"><text:span text:style-name="T113">Moving Service</text:span></text:span></text:p>
      <text:p text:style-name="Text_20_body">Service Description: Moving can be a stressful process, and the last thing you want to deal with is the thorough cleaning of your old or new residence. Our "Move-In/Move-Out" service is designed to ease your move and ensure everything is in perfect condition.</text:p>
      <text:p text:style-name="P65">What our service includes:</text:p>
      <text:list text:style-name="L11">
        <text:list-item>
          <text:p text:style-name="P107">Thorough cleaning of all areas of the residence.</text:p>
        </text:list-item>
        <text:list-item>
          <text:p text:style-name="P107">Disinfection and sanitization of surfaces.</text:p>
        </text:list-item>
        <text:list-item>
          <text:p text:style-name="P107">Cleaning of blinds and window frames.</text:p>
        </text:list-item>
        <text:list-item>
          <text:p text:style-name="P107">Dust buildup removal.</text:p>
        </text:list-item>
        <text:list-item>
          <text:p text:style-name="P106">Complete preparation for arrival or departure.</text:p>
        </text:list-item>
      </text:list>
      <text:p text:style-name="P65">Benefits of choosing our service:</text:p>
      <text:list text:style-name="L12">
        <text:list-item>
          <text:p text:style-name="P109">Stress-free moving experience.</text:p>
        </text:list-item>
        <text:list-item>
          <text:p text:style-name="P109">Time and effort savings.</text:p>
        </text:list-item>
        <text:list-item>
          <text:p text:style-name="P109">A clean and fresh space for your new home.</text:p>
        </text:list-item>
        <text:list-item>
          <text:p text:style-name="P108">Assurance that the previous residence is left in optimal condition.</text:p>
        </text:list-item>
      </text:list>
      <text:p text:style-name="Text_20_body">Image Gallery: [<text:span text:style-name="T111">Insert images here showcasing the cleaning and preparation of residences before and after a move.</text:span>]</text:p>
      <text:p text:style-name="Text_20_body"><text:span text:style-name="T113">Prices and Quotation:</text:span> Are you planning a move and need our Move-In/Move-Out service? Contact us for a personalized quote. We offer competitive and flexible rates to accommodate your <text:soft-page-break/>needs and budget. Please complete the following form to request a free quotation: [Link to a quotation request page.]</text:p>
      <text:p text:style-name="Text_20_body"><text:span text:style-name="T113">Why Choose Us:</text:span> Why should you choose <text:span text:style-name="T109">Angelo Cleaning</text:span> for your Moving Service?</text:p>
      <text:list text:style-name="L13">
        <text:list-item>
          <text:p text:style-name="P111">Professional Experience: We have experience in comprehensive cleaning for moves. We ensure that both your old residence and your new home are left immaculate.</text:p>
        </text:list-item>
        <text:list-item>
          <text:p text:style-name="P111">Efficiency and Punctuality: We work efficiently and adhere to agreed-upon timelines to ensure your move goes smoothly.</text:p>
        </text:list-item>
        <text:list-item>
          <text:p text:style-name="P111">Commitment to Customer Satisfaction: Your satisfaction is our priority. We strive to provide high-quality service and guarantee your satisfaction.</text:p>
        </text:list-item>
        <text:list-item>
          <text:p text:style-name="P110">Ease and Convenience: Let us take care of the cleaning, so you can focus on the most important aspects of your move.</text:p>
        </text:list-item>
      </text:list>
      <text:p text:style-name="P68">Trust <text:span text:style-name="T109">Angelo Cleaning</text:span> for your moving service and experience a stress-free move with clean and move-in/move-out ready residences. Contact us today to schedule your service and make your move easier!</text:p>
      <text:p text:style-name="P68"><text:s/>[<text:span text:style-name="T1">Link to a quotation request page.</text:span>]</text:p>
      <text:p text:style-name="P58"><text:span text:style-name="Strong_20_Emphasis"/></text:p>
      <text:p text:style-name="P60"><text:span text:style-name="T35"><text:s/></text:span><text:span text:style-name="Strong_20_Emphasis"><text:span text:style-name="T21">----------------------------------------</text:span></text:span><text:span text:style-name="T35"> <text:s text:c="13"/></text:span></text:p>
      <text:p text:style-name="P58"><text:span text:style-name="Strong_20_Emphasis"><text:span text:style-name="T102">3.4.</text:span></text:span><text:span text:style-name="Strong_20_Emphasis"><text:span text:style-name="T104"> Before and After Events</text:span></text:span></text:p>
      <text:p text:style-name="P58"><text:span text:style-name="Strong_20_Emphasis"/></text:p>
      <text:p text:style-name="P59"><text:span text:style-name="Strong_20_Emphasis"><text:span text:style-name="T76">"Before and After Events Cleaning Service with </text:span></text:span><text:span text:style-name="Strong_20_Emphasis"><text:span text:style-name="T82">Angelo Cleaning</text:span></text:span><text:span text:style-name="Strong_20_Emphasis"><text:span text:style-name="T76">"</text:span></text:span></text:p>
      <text:p text:style-name="Text_20_body"><text:span text:style-name="Strong_20_Emphasis"><text:span text:style-name="T113">Service Description:</text:span></text:span><text:span text:style-name="T113"> </text:span>Special events are moments of celebration and joy, but they can also leave behind a significant mess. With our "Before and After Events" service, you can enjoy your event without worrying about the cleaning before or after. At <text:span text:style-name="T109">Angelo Cleaning</text:span>, we ensure that your space is left spotless.</text:p>
      <text:p text:style-name="Text_20_body"><text:span text:style-name="Strong_20_Emphasis"><text:span text:style-name="T112">What our service includes:</text:span></text:span></text:p>
      <text:list text:style-name="L14">
        <text:list-item>
          <text:p text:style-name="P113">Cleaning and preparation of the space before the event.</text:p>
        </text:list-item>
        <text:list-item>
          <text:p text:style-name="P113">Cleaning of common areas during the event if necessary.</text:p>
        </text:list-item>
        <text:list-item>
          <text:p text:style-name="P113">Thorough cleaning after the event, including stain and residue removal.</text:p>
        </text:list-item>
        <text:list-item>
          <text:p text:style-name="P112">Restocking supplies as needed.</text:p>
        </text:list-item>
      </text:list>
      <text:p text:style-name="Text_20_body"><text:span text:style-name="Strong_20_Emphasis"><text:span text:style-name="T112">Benefits of choosing our service:</text:span></text:span></text:p>
      <text:list text:style-name="L15">
        <text:list-item>
          <text:p text:style-name="P115">A clean and welcoming space for your guests before the event.</text:p>
        </text:list-item>
        <text:list-item>
          <text:p text:style-name="P115">Enjoy the event without worrying about cleaning during it.</text:p>
        </text:list-item>
        <text:list-item>
          <text:p text:style-name="P115">Don't stress about cleaning after the fun; we've got it covered.</text:p>
        </text:list-item>
        <text:list-item>
          <text:p text:style-name="P114">Greater comfort and peace of mind for the hosts.</text:p>
        </text:list-item>
      </text:list>
      <text:p text:style-name="Text_20_body"><text:soft-page-break/><text:span text:style-name="Strong_20_Emphasis">Image Gallery:</text:span> [<text:span text:style-name="T111">Insert images here showcasing cleaning and preparation before an event and cleaning after the event.</text:span>]</text:p>
      <text:p text:style-name="Text_20_body"><text:span text:style-name="Strong_20_Emphasis"><text:span text:style-name="T112">Prices and Quotation:</text:span></text:span> Do you have a special event and need our Before and After Events service? Contact us for a personalized quote. We offer competitive and flexible rates to accommodate your needs and budget. Please complete the following form to request a free quotation: [<text:span text:style-name="T1">Link to a quotation request page.</text:span>]</text:p>
      <text:p text:style-name="Text_20_body"><text:span text:style-name="Strong_20_Emphasis"><text:span text:style-name="T112">Why Choose Us:</text:span></text:span> Why should you choose <text:span text:style-name="T109">Angelo Cleaning</text:span> for your Before and After Events Service?</text:p>
      <text:list text:style-name="L16">
        <text:list-item>
          <text:p text:style-name="P117">Event Experience: We have experience in cleaning before and after private party events.</text:p>
        </text:list-item>
        <text:list-item>
          <text:p text:style-name="P117">Professionalism and Punctuality: We work with professionalism and adhere to agreed-upon timelines to ensure your event runs smoothly.</text:p>
        </text:list-item>
        <text:list-item>
          <text:p text:style-name="P117">Personalized Service: We tailor our services to your specific needs. Every event is unique, and we design the cleaning according to your requirements.</text:p>
        </text:list-item>
        <text:list-item>
          <text:p text:style-name="P116">Commitment to Customer Satisfaction: Your satisfaction is our priority. We strive to provide high-quality service and guarantee your satisfaction.</text:p>
        </text:list-item>
      </text:list>
      <text:p text:style-name="Text_20_body">Trust<text:span text:style-name="T109"> Angelo Cleaning</text:span> for your Before and After Events service and experience worry-free events with a clean and ready-to-enjoy space. Contact us today to schedule your service and make your event a success! [<text:span text:style-name="T1">Link to a quotation request page</text:span>.]</text:p>
      <text:p text:style-name="P58"><text:span text:style-name="Strong_20_Emphasis"/></text:p>
      <text:p text:style-name="P60"><text:span text:style-name="T35"><text:s/></text:span><text:span text:style-name="Strong_20_Emphasis"><text:span text:style-name="T21">----------------------------------------</text:span></text:span><text:span text:style-name="T35"> <text:s text:c="16"/></text:span></text:p>
      <text:p text:style-name="P61"><text:span text:style-name="Strong_20_Emphasis"><text:span text:style-name="T102">3.5.</text:span></text:span><text:span text:style-name="Strong_20_Emphasis"><text:span text:style-name="T103"> Professional organizer</text:span></text:span></text:p>
      <text:p text:style-name="P61"><text:span text:style-name="Strong_20_Emphasis"/></text:p>
      <text:p text:style-name="P61"><text:span text:style-name="Strong_20_Emphasis"><text:span text:style-name="T78"><text:s/></text:span></text:span><text:span text:style-name="Strong_20_Emphasis"><text:span text:style-name="T75">"Storage Solutions for Closets and Kitchen Cabinets" </text:span></text:span></text:p>
      <text:p text:style-name="P61"><text:span text:style-name="Strong_20_Emphasis"/></text:p>
      <text:p text:style-name="Text_20_body"><text:span text:style-name="Strong_20_Emphasis"><text:span text:style-name="T112">"Organization and Cleaning"</text:span></text:span></text:p>
      <text:p text:style-name="Text_20_body"><text:span text:style-name="Strong_20_Emphasis">Service Description:</text:span></text:p>
      <text:p text:style-name="P69">A disorganized closet can add stress to your daily life. Our "Storage Solutions for Closets and Kitchen Cabinets" service is designed to transform your closets into orderly and functional spaces. At <text:span text:style-name="T109">Angelo Cleaning</text:span>, we believe an organized closet is the key to a hassle-free lifestyle.</text:p>
      <text:p text:style-name="Text_20_body"><text:span text:style-name="Strong_20_Emphasis">What our service includes:</text:span></text:p>
      <text:list text:style-name="L17">
        <text:list-item>
          <text:p text:style-name="P119">Assessment and planning of closet organization.</text:p>
        </text:list-item>
        <text:list-item>
          <text:p text:style-name="P119">Removal of unwanted and unused items.</text:p>
        </text:list-item>
        <text:list-item>
          <text:p text:style-name="P119">Deep cleaning of shelves, drawers, and surfaces.</text:p>
        </text:list-item>
        <text:list-item>
          <text:p text:style-name="P119">Efficient organization to maximize space.</text:p>
        </text:list-item>
        <text:list-item>
          <text:p text:style-name="P118">Long-term maintenance recommendations.</text:p>
        </text:list-item>
      </text:list>
      <text:p text:style-name="Text_20_body"><text:span text:style-name="Strong_20_Emphasis"><text:span text:style-name="T112">Kitchen Cabinet Organization and Cleaning:</text:span></text:span> Empty the cabinet and clean the surfaces. Categorize utensils, dishes, and food items. Use organizers, baskets, or adjustable shelves to <text:soft-page-break/>maximize space. Discard expired or damaged items. Label storage containers for easy identification. Keep frequently used items within reach.</text:p>
      <text:p text:style-name="Text_20_body"><draw:line text:anchor-type="paragraph" draw:z-index="7" draw:name="Línea horizontal 3" draw:style-name="gr3" draw:text-style-name="P133" svg:x1="-0.178cm" svg:y1="0.509cm" svg:x2="16.676cm" svg:y2="0.483cm"><text:p/></draw:line></text:p>
      <text:p text:style-name="P64"><draw:line text:anchor-type="paragraph" draw:z-index="10" draw:name="Línea 7" draw:style-name="gr1" draw:text-style-name="P133" svg:x1="-0.046cm" svg:y1="1.736cm" svg:x2="-0.178cm" svg:y2="0.023cm"><text:p/></draw:line><draw:line text:anchor-type="paragraph" draw:z-index="11" draw:name="Línea 8" draw:style-name="gr1" draw:text-style-name="P133" svg:x1="16.967cm" svg:y1="1.789cm" svg:x2="16.676cm" svg:y2="0.023cm"><text:p/></draw:line>This practice not only improves kitchen efficiency but also ensures food safety and reduces waste.</text:p>
      <text:p text:style-name="Text_20_body"><draw:line text:anchor-type="paragraph" draw:z-index="8" draw:name="Línea 6" draw:style-name="gr2" draw:text-style-name="P134" svg:x1="-0.046cm" svg:y1="-0.136cm" svg:x2="16.967cm" svg:y2="-0.083cm"><text:p/></draw:line><text:span text:style-name="Strong_20_Emphasis"/></text:p>
      <text:p text:style-name="Text_20_body"><text:span text:style-name="Strong_20_Emphasis"><text:span text:style-name="T112">Clothing Closet Organization and Cleaning:</text:span></text:span> Maintaining an organized and clean clothing closet simplifies outfit selection and prolongs the life of your garments. Start by removing all clothing and accessories from the closet. Discard or donate items you no longer use or that are in poor condition. Sort clothing by type (shirts, pants, dresses, etc.) and place them on hangers, in drawers, or on shelves. Use clothing organizers, such as baskets or dividers, to keep accessories in order. Label or use clear tags in areas for easy identification.</text:p>
      <text:p text:style-name="Text_20_body"/>
      <text:p text:style-name="P66"><draw:line text:anchor-type="paragraph" draw:z-index="4" draw:name="Línea horizontal 1" draw:style-name="gr3" draw:text-style-name="P133" svg:x1="0.007cm" svg:y1="-0.245cm" svg:x2="15.141cm" svg:y2="-0.245cm"><text:p/></draw:line><draw:line text:anchor-type="paragraph" draw:z-index="6" draw:name="Línea horizontal 2" draw:style-name="gr1" draw:text-style-name="P133" svg:x1="15.212cm" svg:y1="1.203cm" svg:x2="15.141cm" svg:y2="-0.245cm"><text:p/></draw:line><draw:line text:anchor-type="paragraph" draw:z-index="9" draw:name="Línea vertical 1" draw:style-name="gr1" draw:text-style-name="P133" svg:x1="-0.178cm" svg:y1="1.522cm" svg:x2="-0.178cm" svg:y2="0.014cm"><text:p/></draw:line>Regularly review and update your closet to keep it organized and functional.</text:p>
      <text:p text:style-name="Text_20_body"><draw:line text:anchor-type="paragraph" draw:z-index="5" draw:name="Línea 5" draw:style-name="gr3" draw:text-style-name="P133" svg:x1="-0.178cm" svg:y1="0.303cm" svg:x2="15.168cm" svg:y2="0.303cm"><text:p/></draw:line></text:p>
      <text:p text:style-name="Text_20_body"><text:span text:style-name="Strong_20_Emphasis"><text:span text:style-name="T112">Benefits of choosing our service:</text:span></text:span></text:p>
      <text:list text:style-name="L18">
        <text:list-item>
          <text:p text:style-name="P121">An organized and functional closet that saves time when searching for items.</text:p>
        </text:list-item>
        <text:list-item>
          <text:p text:style-name="P121">Elimination of clutter and unnecessary items.</text:p>
        </text:list-item>
        <text:list-item>
          <text:p text:style-name="P121">A clean and fresh space for your clothing and accessories.</text:p>
        </text:list-item>
        <text:list-item>
          <text:p text:style-name="P120">Organized and functional kitchen cabinets that save time when looking for food or tableware.</text:p>
        </text:list-item>
      </text:list>
      <text:p text:style-name="Text_20_body">In both kitchen cabinets and clothing closets, organization and cleaning are key practices to simplify daily life and maintain a tidy and pleasant environment.</text:p>
      <text:p text:style-name="Text_20_body"><text:span text:style-name="Strong_20_Emphasis"><text:span text:style-name="T112">Image Gallery:</text:span></text:span> [<text:span text:style-name="T111">Insert images here showing the transformation of disorganized closets into orderly and clean spaces</text:span>.]</text:p>
      <text:p text:style-name="Text_20_body"><text:span text:style-name="Strong_20_Emphasis"><text:span text:style-name="T112">Prices and Quotation:</text:span></text:span><text:span text:style-name="T112"> </text:span>Ready to organize and clean your closet? Contact us for a personalized quote. We offer competitive and flexible rates to fit your needs and budget. Please complete the following form to request a quote: [Link to a quotation request page.]</text:p>
      <text:p text:style-name="P69"><text:span text:style-name="Strong_20_Emphasis"><text:span text:style-name="T112">Why Choose Us:</text:span></text:span><text:span text:style-name="T112"> </text:span>Why should you choose <text:span text:style-name="T109">Angelo Cleaning</text:span> for your "Storage Solutions for Closets and Kitchen Cabinets" ?</text:p>
      <text:list text:style-name="L19">
        <text:list-item>
          <text:p text:style-name="P123">Experience in Organization: We have experience in efficiently organizing closets of all sizes and types.</text:p>
        </text:list-item>
        <text:list-item>
          <text:p text:style-name="P123">Professionalism and Care: We work with professionalism and care, ensuring your belongings are handled with respect.</text:p>
        </text:list-item>
        <text:list-item>
          <text:p text:style-name="P123">Personalized Approach: We design organization solutions specific to your needs and lifestyle.</text:p>
        </text:list-item>
        <text:list-item>
          <text:p text:style-name="P122">Commitment to Customer Satisfaction: Your satisfaction is our priority. We strive to provide you with an organized and clean closet that makes you feel good in your home.</text:p>
        </text:list-item>
      </text:list>
      <text:p text:style-name="P69"><text:soft-page-break/>Trust <text:span text:style-name="T109">Angelo Cleaning</text:span> for your Closets and Kitchen Cabinets Organization and Cleaning service and experience the transformation of your closets into orderly and efficient spaces. Contact us today to schedule your service and give your closets a fresh start! </text:p>
      <text:p text:style-name="P62">[<text:span text:style-name="T1">Link to a quotation request page.</text:span>]</text:p>
      <text:p text:style-name="P58"><text:span text:style-name="Strong_20_Emphasis"><text:span text:style-name="T104">---------------------------------------- <text:s text:c="17"/></text:span></text:span></text:p>
      <text:p text:style-name="P58"><text:span text:style-name="Strong_20_Emphasis"><text:span text:style-name="T102">3.6.</text:span></text:span><text:span text:style-name="Strong_20_Emphasis"><text:span text:style-name="T103"> </text:span></text:span><text:span text:style-name="Strong_20_Emphasis"><text:span text:style-name="T104">Clothing Ironing</text:span></text:span></text:p>
      <text:p text:style-name="P58"><text:span text:style-name="Strong_20_Emphasis"/></text:p>
      <text:p text:style-name="P59"><text:span text:style-name="Strong_20_Emphasis"><text:span text:style-name="T76"><text:s/></text:span></text:span><text:span text:style-name="Strong_20_Emphasis"><text:span text:style-name="T77"><text:s text:c="14"/></text:span></text:span><text:span text:style-name="Strong_20_Emphasis"><text:span text:style-name="T76">"Clothing Ironing: Always Impeccable"</text:span></text:span></text:p>
      <text:p text:style-name="Text_20_body"><text:span text:style-name="Strong_20_Emphasis"><text:span text:style-name="T112">Service Description:</text:span></text:span> </text:p>
      <text:p text:style-name="Text_20_body">Impeccable appearance is essential, especially in the professional realm. Our "Clothing Ironing" service is designed to ensure that your clothing is perfectly pressed and ready for you to shine on any occasion. At <text:span text:style-name="T109">Angelo Cleaning</text:span>, we take care of the ironing so you can focus on looking your best.</text:p>
      <text:p text:style-name="Text_20_body"><text:span text:style-name="Strong_20_Emphasis"><text:span text:style-name="T112">What our service includes:</text:span></text:span></text:p>
      <text:list text:style-name="L20">
        <text:list-item>
          <text:p text:style-name="P125">Ironing of shirts, pants, and more.</text:p>
        </text:list-item>
        <text:list-item>
          <text:p text:style-name="P125">Special treatment for delicate fabrics.</text:p>
        </text:list-item>
        <text:list-item>
          <text:p text:style-name="P125">Careful presentation.</text:p>
        </text:list-item>
        <text:list-item>
          <text:p text:style-name="P125">Convenient delivery or pick-up options.</text:p>
        </text:list-item>
        <text:list-item>
          <text:p text:style-name="P124">Delivery notification. Typically, you will have your ironed clothes within 48 hours.</text:p>
        </text:list-item>
      </text:list>
      <text:p text:style-name="Text_20_body"><text:span text:style-name="Strong_20_Emphasis"><text:span text:style-name="T112">Benefits of choosing our service:</text:span></text:span></text:p>
      <text:list text:style-name="L21">
        <text:list-item>
          <text:p text:style-name="P127">Always impeccable and professional attire.</text:p>
        </text:list-item>
        <text:list-item>
          <text:p text:style-name="P127">Time and effort savings on ironing.</text:p>
        </text:list-item>
        <text:list-item>
          <text:p text:style-name="P127">Ready to stand out on any occasion.</text:p>
        </text:list-item>
        <text:list-item>
          <text:p text:style-name="P126">Greater comfort and confidence in your appearance.</text:p>
        </text:list-item>
      </text:list>
      <text:p text:style-name="Text_20_body"><text:span text:style-name="Strong_20_Emphasis">Image Gallery:</text:span> [<text:span text:style-name="T111">Insert images here showcasing perfectly ironed clothing ready to wear.</text:span>]</text:p>
      <text:p text:style-name="Text_20_body"><text:span text:style-name="Strong_20_Emphasis"><text:span text:style-name="T112">Prices and Quotation:</text:span></text:span><text:span text:style-name="T112"> </text:span>Need your clothing to be perfectly ironed? Contact us for a personalized quote. We offer competitive and flexible rates to fit your needs and budget. Please complete the following form to request a free quotation: [Link to a quotation request page.]</text:p>
      <text:p text:style-name="Text_20_body"><text:span text:style-name="Strong_20_Emphasis"><text:span text:style-name="T112">Why Choose Us:</text:span></text:span><text:span text:style-name="T112"> </text:span>Why should you choose Angelo Cleaning for your Clothing Ironing?</text:p>
      <text:list text:style-name="L22">
        <text:list-item>
          <text:p text:style-name="P129">Experience and Professionalism: We have 32 years of experience in clothing ironing.</text:p>
        </text:list-item>
        <text:list-item>
          <text:p text:style-name="P129">Care and Attention to Detail: We treat your clothing with the utmost care and attention to detail to ensure perfect results.</text:p>
        </text:list-item>
        <text:list-item>
          <text:p text:style-name="P129">Convenience: We offer delivery and pick-up options to accommodate your schedule and lifestyle. You can also drop off your clothing and pick it up later.</text:p>
        </text:list-item>
        <text:list-item>
          <text:p text:style-name="P128">Commitment to Customer Satisfaction: Your satisfaction is our priority. We strive to provide perfectly ironed clothing ready for you to wear.</text:p>
        </text:list-item>
      </text:list>
      <text:p text:style-name="Text_20_body"><text:soft-page-break/>Trust <text:span text:style-name="T109">Angelo Cleaning</text:span> for your Clothing Ironing service and enjoy the convenience of always having impeccably ironed clothing. Contact us today to schedule your service and look your best on any occasion! [<text:span text:style-name="T1">Link to a quotation request page</text:span>.]</text:p>
      <text:p text:style-name="P58"><text:span text:style-name="Strong_20_Emphasis"/></text:p>
      <text:p text:style-name="P58"><text:span text:style-name="Strong_20_Emphasis"/></text:p>
      <text:p text:style-name="P45"><text:span text:style-name="Strong_20_Emphasis"><text:span text:style-name="T58">………………………………………………………………………………………………………………………………………………………………</text:span></text:span></text:p>
      <text:p text:style-name="P45"><text:span text:style-name="Strong_20_Emphasis"/></text:p>
      <text:p text:style-name="P47"/>
      <text:p text:style-name="P47"><text:span text:style-name="T73">4</text:span><text:span text:style-name="T49">.</text:span>PR<text:span text:style-name="T49">ICES</text:span></text:p>
      <text:p text:style-name="P32"><text:span text:style-name="Strong_20_Emphasis"><text:span text:style-name="T34">"Affordable Home Cleaning Services in Ohio"</text:span></text:span></text:p>
      <text:p text:style-name="P32"><text:span text:style-name="Strong_20_Emphasis"/></text:p>
      <text:p text:style-name="P18"/>
      <text:p text:style-name="P18"/>
      <text:p text:style-name="P18"><draw:line text:anchor-type="paragraph" draw:z-index="1" draw:name="Línea 1" draw:style-name="gr4" draw:text-style-name="P133" svg:x1="-0.099cm" svg:y1="-0.107cm" svg:x2="16.808cm" svg:y2="-0.133cm"><text:p/></draw:line><draw:line text:anchor-type="paragraph" draw:z-index="2" draw:name="Línea 3" draw:style-name="gr1" draw:text-style-name="P133" svg:x1="16.808cm" svg:y1="0.212cm" svg:x2="16.755cm" svg:y2="8.763cm"><text:p/></draw:line><draw:line text:anchor-type="paragraph" draw:z-index="3" draw:name="Línea 4" draw:style-name="gr1" draw:text-style-name="P133" svg:x1="-0.099cm" svg:y1="0.212cm" svg:x2="-0.231cm" svg:y2="8.762cm"><text:p/></draw:line>Benefits:</text:p>
      <text:p text:style-name="P18"><text:line-break/>Save Time and Energy: Our cleaning professionals will do the work for you while you relax and enjoy your free time.</text:p>
      <text:p text:style-name="P18">• Enhance Home Health and Hygiene: Regular cleaning helps keep your home free of dust, allergens, and bacteria, which can improve your health and well-being.</text:p>
      <text:p text:style-name="P18">• Save Money in the Long Run: By keeping your home clean and organized, you can avoid costly repairs and reduce the risk of damage and premature wear and tear.</text:p>
      <text:p text:style-name="P11"><draw:line text:anchor-type="paragraph" draw:z-index="0" draw:name="Línea 2" draw:style-name="gr5" draw:text-style-name="P133" svg:x1="-0.232cm" svg:y1="-0.023cm" svg:x2="16.596cm" svg:y2="-0.049cm"><text:p/></draw:line></text:p>
      <text:p text:style-name="P12"/>
      <text:p text:style-name="P13"/>
      <text:p text:style-name="P33"><text:soft-page-break/>We offer competitive prices and rates tailored to your needs. Contact us for a personalized quote.</text:p>
      <text:p text:style-name="P13"/>
      <text:p text:style-name="P35">Household cleaning and ironing services.</text:p>
      <text:p text:style-name="P36">"Some of our most common services start at": </text:p>
      <text:p text:style-name="P13"/>
      <text:p text:style-name="P13">4-Hour<text:span text:style-name="T35"> Maintenance</text:span></text:p>
      <text:p text:style-name="P13"/>
      <text:p text:style-name="P13">$120 once a week</text:p>
      <text:p text:style-name="P13">$130 once every fortnight</text:p>
      <text:p text:style-name="P13">$150 once every 4 weeks</text:p>
      <text:p text:style-name="P13"/>
      <text:p text:style-name="P13">5-Hour <text:span text:style-name="T35">Maintenance</text:span></text:p>
      <text:p text:style-name="P13"/>
      <text:p text:style-name="P13">$150 once a week</text:p>
      <text:p text:style-name="P13">$160 once every fortnight</text:p>
      <text:p text:style-name="P13">$180 once every 4 weeks</text:p>
      <text:p text:style-name="P13"><text:line-break/>$200 <text:span text:style-name="T35">deep cleaning</text:span> estimate by area <text:s text:c="11"/><text:span text:style-name="T47"><text:s text:c="2"/></text:span><text:span text:style-name="T4"><text:s text:c="4"/>Watch our zone radius <text:s/></text:span><text:span text:style-name="T47"><text:s text:c="3"/></text:span></text:p>
      <text:p text:style-name="P13"><text:line-break/>from $30 <text:span text:style-name="T35">products and supplies</text:span> (If you have them, let me know)</text:p>
      <text:p text:style-name="P13"/>
      <text:p text:style-name="P34">Additional Services</text:p>
      <text:p text:style-name="P13"><text:line-break/><text:span text:style-name="T36">I</text:span><text:span text:style-name="T35">roning service</text:span></text:p>
      <text:p text:style-name="P13">$3 per item (minimum service $60)</text:p>
      <text:p text:style-name="P13">Home pick up and delivery</text:p>
      <text:p text:style-name="P13">$20 Displacement</text:p>
      <text:p text:style-name="P13">If you do not have hangers, we will provide them to you.</text:p>
      <text:p text:style-name="P13"/>
      <text:p text:style-name="P13"><text:soft-page-break/><text:line-break/>"Don't wait any longer to have a clean and organized home! Contact us today to book your residential cleaning."</text:p>
      <text:p text:style-name="P30"><text:s/>Online Reservation </text:p>
      <text:p text:style-name="P13"><text:span text:style-name="T47"><text:s text:c="23"/></text:span><text:span text:style-name="T30"><text:s text:c="4"/></text:span></text:p>
      <text:p text:style-name="P39"><text:span text:style-name="Strong_20_Emphasis">------------------</text:span></text:p>
      <text:p text:style-name="P29"><text:span text:style-name="T51"><text:s/></text:span><text:span text:style-name="T50">Frequently Asked Questions<text:line-break/><text:line-break/><text:line-break/>What services does Anamilia's Cleaning in Warren, Ohio offer?<text:line-break/> <text:s text:c="7"/>◦ We offer a wide range of residential cleaning services, including maintenance cleaning, deep cleaning, pre- and post-event cleanings, pre- and post move-out cleanings, and cleanings after home work. Closet cleaning and organizing. We also provide ironing services.</text:span></text:p>
      <text:p text:style-name="P29"><text:span text:style-name="T50"><text:line-break/> <text:s text:c="3"/></text:span><text:span text:style-name="T52">1. </text:span><text:span text:style-name="T50">What areas of Warren, Ohio do your services cover?<text:line-break/> <text:s text:c="7"/>◦ We serve customers in Warren and surrounding areas in Northeast Ohio. If you have any questions about our coverage, feel free to look at this map.<text:line-break/> <text:s text:c="3"/>2. How can I request a quote for my cleaning needs?<text:line-break/> <text:s text:c="7"/>◦ You can request a quote online through our website or contact us by phone to schedule an in-person assessment. This will cost $50</text:span></text:p>
      <text:p text:style-name="P29"/>
      <text:p text:style-name="P18">Cleaning Services</text:p>
      <text:p text:style-name="P18"><text:line-break/> <text:s text:c="3"/>4. What does a standard maintenance cleaning include?<text:line-break/> <text:s text:c="7"/>◦ Our standard maintenance cleaning includes cleaning of common areas, such as kitchens, bathrooms, living rooms and bedrooms. This involves surface cleaning, vacuuming, mopping and more.<text:line-break/> <text:s text:c="3"/>5. What differentiates deep cleaning from other services?</text:p>
      <text:p text:style-name="P18"><text:soft-page-break/>◦ Deep cleaning involves thorough and thorough cleaning of specific areas, such as walls, doors, baseboards and hard-to-reach places. It is ideal for removing dirt build-up over time.<text:line-break/> <text:s text:c="3"/>6. Do you offer cleaning services before and after events?<text:line-break/> <text:s text:c="7"/>◦ Yes, we provide cleaning before and after special events at your home, such as parties, gatherings and celebrations. Let us take care of the cleaning so you can enjoy the event.</text:p>
      <text:p text:style-name="P18"><text:line-break/>Booking Process</text:p>
      <text:p text:style-name="P18"><text:line-break/> <text:s text:c="3"/>7. How can I schedule a cleaning with <text:span text:style-name="T37">An</text:span><text:span text:style-name="T38">gelo</text:span><text:span text:style-name="T37">'s Cleaning</text:span>?<text:line-break/> <text:s text:c="7"/>◦ You can schedule a cleaning online through our website or by leaving us a text message directly. We will be happy to help you find a date and time that works best for you.<text:line-break/> <text:s text:c="3"/>8. Do you offer regularly scheduled cleaning services?<text:line-break/> <text:s text:c="7"/>◦ Yes, we offer scheduled cleaning services on a weekly, bi-weekly or monthly basis, depending on your needs. We will help you create a convenient schedule.</text:p>
      <text:p text:style-name="P29"/>
      <text:p text:style-name="P18">Discounts and Offers</text:p>
      <text:p text:style-name="P18"><text:line-break/> <text:s text:c="3"/>9. Do you have any special discounts for new customers?<text:line-break/> <text:s text:c="7"/>◦ Yes! We offer a 5% discount on the first cleaning for new clients. Also, you can subscribe to our e-newsletter to receive exclusive offers.<text:line-break/> <text:s text:c="3"/>10. What other discounts or promotions do you have available?<text:line-break/> <text:s text:c="7"/>◦ Keep an eye out for our special promotions and seasonal discounts that we advertise on our website and social media.<text:line-break/>If you have any additional questions or need more information, feel free to contact us. We're here to help you keep your home clean and inviting.</text:p>
      <text:p text:style-name="P29"><text:soft-page-break/></text:p>
      <text:p text:style-name="P18">Changes and Cancellations of Scheduled Visits</text:p>
      <text:p text:style-name="P18"><text:s text:c="2"/>11. What if I need to change a scheduled visit?<text:line-break/> <text:s text:c="7"/>If you need to make changes to a scheduled visit, we ask that you give us at least 48 hours notice. With enough time, we will be able to adjust the requested service to fit your needs and schedule without additional charges.<text:line-break/> <text:s/>12. What is the cancellation policy for confirmed appointments?<text:line-break/> <text:s text:c="5"/>We understand that unforeseen circumstances may arise. However, if you need to cancel a confirmed appointment, you must do so at least 48 hours in advance. In the event of cancellation after this timeframe, a $50 cancellation fee will be applied to cover the costs associated with the booking.</text:p>
      <text:p text:style-name="P29"/>
      <text:p text:style-name="P18">We want to provide you with quality service and ensure the availability of our cleaning equipment. Your cooperation and early communication are critical to helping us meet your expectations and schedule effectively. If you have any questions or need to make changes to your appointment, please do not hesitate to contact us. We are here to help you.</text:p>
      <text:p text:style-name="P45"><text:span text:style-name="Strong_20_Emphasis"><text:span text:style-name="T58">………………………………………………………………………………………………………………………………………………………………</text:span></text:span></text:p>
      <text:p text:style-name="P45"><text:span text:style-name="Strong_20_Emphasis"/></text:p>
      <text:p text:style-name="P46"><text:span text:style-name="T73">5.</text:span>Boo<text:span text:style-name="T73">k</text:span>ing process</text:p>
      <text:p text:style-name="P50">Fabricio</text:p>
      <text:p text:style-name="P23"><text:span text:style-name="Strong_20_Emphasis"/></text:p>
      <text:p text:style-name="P45"><text:span text:style-name="Strong_20_Emphasis"><text:span text:style-name="T58">………………………………………………………………………………………………………………………………………………………………</text:span></text:span></text:p>
      <text:p text:style-name="P46"><text:span text:style-name="T73">6.</text:span>Blog</text:p>
      <text:p text:style-name="P44"><text:soft-page-break/><text:span text:style-name="Strong_20_Emphasis"/></text:p>
      <text:list text:style-name="L23">
        <text:list-item>
          <text:p text:style-name="P130">Encabezado de Página:</text:p>
          <text:list>
            <text:list-item>
              <text:p text:style-name="P130">"Nuestro Blog: Consejos para el Mantenimiento del Hogar".</text:p>
            </text:list-item>
          </text:list>
        </text:list-item>
        <text:list-item>
          <text:p text:style-name="P130">Listado de Artículos:</text:p>
          <text:list>
            <text:list-item>
              <text:p text:style-name="P130">Títulos y resúmenes de artículos recientes.</text:p>
            </text:list-item>
          </text:list>
        </text:list-item>
        <text:list-item>
          <text:p text:style-name="P130">Categorías de Blog:</text:p>
          <text:list>
            <text:list-item>
              <text:p text:style-name="P130">Etiquetas para facilitar la navegación.</text:p>
            </text:list-item>
          </text:list>
        </text:list-item>
      </text:list>
      <text:p text:style-name="P45"><text:span text:style-name="Strong_20_Emphasis"/></text:p>
      <text:p text:style-name="P45"><text:span text:style-name="Strong_20_Emphasis"><text:span text:style-name="T58">………………………………………………………………………………………………………………………………………………………………</text:span></text:span></text:p>
      <text:p text:style-name="P45"><text:span text:style-name="Strong_20_Emphasis"/></text:p>
      <text:p text:style-name="P44"><text:span text:style-name="Strong_20_Emphasis"/></text:p>
      <text:p text:style-name="P44"><text:span text:style-name="Strong_20_Emphasis"/></text:p>
      <text:p text:style-name="P44"><text:span text:style-name="Strong_20_Emphasis"><text:span text:style-name="T64">7.</text:span></text:span><text:span text:style-name="Strong_20_Emphasis"><text:span text:style-name="T65">Contact</text:span></text:span></text:p>
      <text:p text:style-name="P51"><text:span text:style-name="Strong_20_Emphasis"><text:span text:style-name="T74">Fabricio</text:span></text:span></text:p>
      <text:list xml:id="list114960745" text:style-name="L24">
        <text:list-header>
          <text:p text:style-name="P131"><text:span text:style-name="Strong_20_Emphasis"/></text:p>
          <text:p text:style-name="P82"><text:bookmark text:name="tw-target"/>COLUMNA IZQUIERDA</text:p>
        </text:list-header>
      </text:list>
      <text:section text:style-name="Sect1" text:name="Sección1">
        <text:section text:style-name="Sect1" text:name="Sección2">
          <text:section text:style-name="Sect1" text:name="Sección3">
            <text:p text:style-name="P14"><text:bookmark text:name="tw-target-text-container"/><text:bookmark text:name="tw-target-text Copy 5"/>"Contact us for an Immaculate Home in Warren."</text:p>
          </text:section>
        </text:section>
      </text:section>
      <text:list xml:id="list182935943338649" text:continue-numbering="true" text:style-name="L24">
        <text:list-item>
          <text:list>
            <text:list-header>
              <text:p text:style-name="P84"/>
            </text:list-header>
          </text:list>
        </text:list-item>
        <text:list-item>
          <text:p text:style-name="P131"><text:span text:style-name="Strong_20_Emphasis"><text:span text:style-name="T8">Formulario de Contacto:</text:span></text:span></text:p>
          <text:list>
            <text:list-item>
              <text:p text:style-name="P84">Campos para nombre, correo electrónico, <text:span text:style-name="T66">dirección, </text:span>teléfono y mensaje. <text:span text:style-name="T66">Campos obligatorios</text:span></text:p>
            </text:list-item>
          </text:list>
        </text:list-item>
        <text:list-item>
          <text:p text:style-name="P131"><text:span text:style-name="Strong_20_Emphasis"><text:span text:style-name="T8">Información de Contacto:</text:span></text:span></text:p>
          <text:list>
            <text:list-item>
              <text:p text:style-name="P84">Dirección física, número de teléfono y dirección de correo electrónico.</text:p>
            </text:list-item>
          </text:list>
          <text:p text:style-name="P84"><text:span text:style-name="Strong_20_Emphasis"/></text:p>
        </text:list-item>
      </text:list>
      <text:list text:style-name="L25">
        <text:list-item>
          <text:list>
            <text:list-header>
              <text:p text:style-name="P75"><text:span text:style-name="T67">Customer Support</text:span> <text:s/><text:span text:style-name="T32">Monday to Sunday <text:s text:c="5"/>3:00pm – 8:00pm</text:span></text:p>
            </text:list-header>
            <text:list-item>
              <text:p text:style-name="P75"><text:bookmark text:name="tw-target-text"/></text:p>
            </text:list-item>
          </text:list>
        </text:list-item>
      </text:list>
      <text:p text:style-name="P25"><text:s text:c="21"/>Opening Hours <text:s text:c="3"/>Mon- Fri <text:s text:c="22"/>8:00am – 8:00pm</text:p>
      <text:p text:style-name="P24"><text:s text:c="49"/>Saturday <text:s text:c="21"/>8:00am – 5:00pm</text:p>
      <text:p text:style-name="P24"><text:s text:c="49"/>Sunday <text:s text:c="23"/>9:00am – 5:00pm</text:p>
      <text:p text:style-name="P24"/>
      <text:list text:style-name="L26">
        <text:list-item>
          <text:p text:style-name="P85"><text:span text:style-name="T50">[Call to Action Button]: </text:span><text:span text:style-name="T53">Book Now</text:span></text:p>
        </text:list-item>
      </text:list>
      <text:p text:style-name="P37"/>
      <text:p text:style-name="P83">COLUMNA DERECHA</text:p>
      <text:p text:style-name="P17"><text:soft-page-break/>Service Area:<text:line-break/><text:line-break/> <text:s text:c="3"/>Areas Served in Warren, Ohio: "We are proud to serve customers in Warren and the surrounding areas in Northeast Ohio. Check out our service area <text:span text:style-name="T1">map</text:span> for details."<text:line-break/><text:line-break/>Booking Process:<text:line-break/><text:line-break/> <text:s text:c="3"/>How to Book: "You can easily schedule your cleaning online through our website or by texting us directly. We're here to help you find the most convenient date and time."</text:p>
      <text:p text:style-name="P17"><text:line-break/> <text:s text:c="3"/>Scheduled Services: "We offer scheduled cleaning services on a daily, weekly, bi-weekly or monthly basis to suit your needs and create a convenient cleaning schedule."</text:p>
      <text:p text:style-name="P56"><text:span text:style-name="T91">AQUI PONER EL MAPA </text:span><text:span text:style-name="T92">TODO LO ANCHO DE LA PAG.</text:span></text:p>
      <text:p text:style-name="P57">Mas o menos este es el radio</text:p>
      <text:p text:style-name="P56"><text:a xlink:type="simple" xlink:href="https://russspraguecarpetcleaning.com/residential-commercial-carpet-cleaning/" text:style-name="Internet_20_link" text:visited-style-name="Visited_20_Internet_20_Link"><text:span text:style-name="T1">Warren</text:span></text:a><text:span text:style-name="T1"><text:line-break/></text:span><text:a xlink:type="simple" xlink:href="https://russspraguecarpetcleaning.com/carpet-cleaning-howland-oh/" text:style-name="Internet_20_link" text:visited-style-name="Visited_20_Internet_20_Link"><text:span text:style-name="T1">Howland Corners</text:span></text:a><text:span text:style-name="T1"><text:line-break/></text:span><text:a xlink:type="simple" xlink:href="https://russspraguecarpetcleaning.com/carpet-cleaning-girard-oh/" text:style-name="Internet_20_link" text:visited-style-name="Visited_20_Internet_20_Link"><text:span text:style-name="T1">Girard</text:span></text:a><text:span text:style-name="T1"><text:line-break/></text:span><text:a xlink:type="simple" xlink:href="https://russspraguecarpetcleaning.com/carpet-cleaning-cortland-oh/" text:style-name="Internet_20_link" text:visited-style-name="Visited_20_Internet_20_Link"><text:span text:style-name="T1">Cortland</text:span></text:a><text:span text:style-name="T1"><text:line-break/></text:span><text:a xlink:type="simple" xlink:href="https://russspraguecarpetcleaning.com/carpet-cleaning-niles-oh/" text:style-name="Internet_20_link" text:visited-style-name="Visited_20_Internet_20_Link"><text:span text:style-name="T1">Niles</text:span></text:a><text:span text:style-name="T1"><text:line-break/></text:span><text:a xlink:type="simple" xlink:href="https://russspraguecarpetcleaning.com/carpet-cleaning-champion-oh/" text:style-name="Internet_20_link" text:visited-style-name="Visited_20_Internet_20_Link"><text:span text:style-name="T1">Champion</text:span></text:a><text:span text:style-name="T1"><text:line-break/></text:span><text:a xlink:type="simple" xlink:href="https://russspraguecarpetcleaning.com/carpet-cleaning-vienna-oh/" text:style-name="Internet_20_link" text:visited-style-name="Visited_20_Internet_20_Link"><text:span text:style-name="T1">Vienna</text:span></text:a><text:span text:style-name="T94"><text:line-break/></text:span><text:span text:style-name="T95">Canfield </text:span></text:p>
      <text:p text:style-name="P22">……………………………………………………………………………..</text:p>
      <text:p text:style-name="P19">FOOD PAGE</text:p>
      <text:p text:style-name="P19"/>
      <text:p text:style-name="P19"><text:s/>email <text:s text:c="9"/>telefono <text:s text:c="13"/>horario de atención</text:p>
      <text:p text:style-name="P19"><text:s text:c="2"/><text:span text:style-name="T1">LINK</text:span> <text:s text:c="3"/>Privacy Policy </text:p>
      <text:p text:style-name="P19"><text:s text:c="3"/><text:span text:style-name="T1">LINK</text:span> <text:s/>Use of Services</text:p>
      <text:p text:style-name="P19"><text:soft-page-break/><text:s text:c="19"/>Iconos a redes <text:s text:c="3"/><text:span text:style-name="T93">WhatsApp</text:span> <text:s text:c="2"/><text:span text:style-name="T93">Facebook</text:span> <text:s/><text:span text:style-name="T93">Instagram</text:span> <text:s/></text:p>
      <text:p text:style-name="P20"><text:span text:style-name="T46"><text:s text:c="38"/></text:span><text:span text:style-name="T72">Angelo´s cleaning</text:span><text:span text:style-name="T46"> <text:s text:c="3"/>Copyright 2023</text:span></text:p>
      <text:p text:style-name="P21">……………………………………………………………………………...</text:p>
      <text:p text:style-name="P55"><text:span text:style-name="Strong_20_Emphasis"><text:span text:style-name="T89">Página de Política de Privacidad:</text:span></text:span><text:span text:style-name="Strong_20_Emphasis"><text:span text:style-name="T16"> <text:s/></text:span></text:span><text:span text:style-name="Strong_20_Emphasis"><text:span text:style-name="T11"><text:s/></text:span></text:span><text:span text:style-name="Strong_20_Emphasis"><text:span text:style-name="T17"><text:s/>link </text:span></text:span><text:span text:style-name="Strong_20_Emphasis"><text:span text:style-name="T18">ponerlo</text:span></text:span><text:span text:style-name="Strong_20_Emphasis"><text:span text:style-name="T17"> en pie de pagina</text:span></text:span></text:p>
      <text:p text:style-name="P37"/>
      <text:p text:style-name="P16"><text:s/>Privacy Policy <text:s text:c="2"/></text:p>
      <text:p text:style-name="P37"><text:s text:c="31"/>"Your Privacy and Security Are Our Priority."</text:p>
      <text:p text:style-name="P43"><text:span text:style-name="Strong_20_Emphasis"><text:span text:style-name="T8">Introduction At </text:span></text:span><text:span text:style-name="Strong_20_Emphasis"><text:span text:style-name="T19">A</text:span></text:span><text:span text:style-name="Strong_20_Emphasis"><text:span text:style-name="T20">ngelo</text:span></text:span><text:span text:style-name="Strong_20_Emphasis"><text:span text:style-name="T19"> Cleaning</text:span></text:span><text:span text:style-name="Strong_20_Emphasis"><text:span text:style-name="T8">, we respect your privacy and are committed to protecting your personal data. This Privacy Policy describes how we collect, use, and safeguard the information you provide to us through our website and services.</text:span></text:span></text:p>
      <text:p text:style-name="P6">Information Collection</text:p>
      <text:list text:style-name="L27">
        <text:list-item>
          <text:p text:style-name="P86">Personal Information: We may collect personal information, such as your name, address, phone number, and email address when you register for our services, request quotes, or contact us.</text:p>
        </text:list-item>
        <text:list-item>
          <text:p text:style-name="P86">Payment Information: If you choose to use our payment services, we may collect financial information, such as credit card numbers or bank account details, to process payments.</text:p>
        </text:list-item>
        <text:list-item>
          <text:p text:style-name="P87">Usage Data: We gather usage data from our website, including IP addresses, browser types, visited pages, and interaction times, to enhance the user experience.</text:p>
        </text:list-item>
      </text:list>
      <text:p text:style-name="P6">Use of Information</text:p>
      <text:p text:style-name="P6"><text:s text:c="7"/>4. Purpose: The collected information is used to provide and enhance our services, process payments, communicate with you, respond to inquiries, and customize your experience with us.</text:p>
      <text:list text:style-name="L28">
        <text:list-item>
          <text:p text:style-name="P88">Security: We take measures to protect your personal and financial information and ensure data security.</text:p>
        </text:list-item>
      </text:list>
      <text:p text:style-name="P6">Information Sharing </text:p>
      <text:p text:style-name="P6"><text:s text:c="8"/>6. Third Parties: We may share your personal information with third parties, such as payment processors and service providers, solely for purposes related to our services.</text:p>
      <text:p text:style-name="P6">Your Rights </text:p>
      <text:p text:style-name="P6"><text:soft-page-break/><text:s text:c="8"/>7. Access and Control: You have the right to access, correct, or delete your personal data. If you wish to exercise these rights or have any questions about this policy, please contact us.</text:p>
      <text:p text:style-name="P43"><text:span text:style-name="Strong_20_Emphasis"/></text:p>
      <text:p text:style-name="P38">------------------------------------------------------------------------------------------------------------------------</text:p>
      <text:p text:style-name="P42"><text:span text:style-name="Strong_20_Emphasis"><text:span text:style-name="T11">Use of Services <text:s text:c="4"/></text:span></text:span><text:span text:style-name="Strong_20_Emphasis"><text:span text:style-name="T17"><text:s/>link </text:span></text:span><text:span text:style-name="Strong_20_Emphasis"><text:span text:style-name="T18">ponerlo</text:span></text:span><text:span text:style-name="Strong_20_Emphasis"><text:span text:style-name="T17"> en pie de pagina</text:span></text:span></text:p>
      <text:p text:style-name="P42"><text:span text:style-name="Strong_20_Emphasis"><text:span text:style-name="T11"><text:line-break/> <text:s text:c="2"/></text:span></text:span><text:span text:style-name="Strong_20_Emphasis"><text:span text:style-name="T12">1.</text:span></text:span><text:span text:style-name="Strong_20_Emphasis"><text:span text:style-name="T11"> Acceptance: By using our services, you agree to comply with these Terms and Conditions and all applicable laws and regulations.<text:line-break/> <text:s/></text:span></text:span><text:span text:style-name="Strong_20_Emphasis"><text:span text:style-name="T12">2.</text:span></text:span><text:span text:style-name="Strong_20_Emphasis"><text:span text:style-name="T11"> <text:s/>Reservation: To schedule our services, you must provide accurate and current information. Booking is subject to availability.<text:line-break/> <text:s text:c="2"/></text:span></text:span><text:span text:style-name="Strong_20_Emphasis"><text:span text:style-name="T12">3,</text:span></text:span><text:span text:style-name="Strong_20_Emphasis"><text:span text:style-name="T11"> Fees and Payments: Fees are based on the services requested and duration. Payments must be made in accordance with our payment terms.</text:span></text:span></text:p>
      <text:p text:style-name="P43"><text:span text:style-name="Strong_20_Emphasis"><text:span text:style-name="T11"><text:line-break/>Changes and Cancellations<text:line-break/> <text:s text:c="3"/>4. Changes: You can make changes to your reservation at least 48 hours in advance. We are happy to accommodate you based on availability.<text:line-break/> <text:s text:c="3"/>5. Cancellations: Cancellations must be notified at least 48 hours in advance to avoid cancellation fees.</text:span></text:span></text:p>
      <text:p text:style-name="P43"><text:span text:style-name="Strong_20_Emphasis"><text:span text:style-name="T11"><text:line-break/>Responsibility</text:span></text:span></text:p>
      <text:list text:style-name="L29">
        <text:list-header>
          <text:p text:style-name="P89">6. Liability: Anamilia's Cleaning is not liable for damages or losses that are not the result of gross negligence.<text:line-break/>Intellectual Property Rights<text:line-break/> 7. Intellectual Property: All intellectual property rights related to our services and content belong to Anamilia's Cleaning.<text:line-break/>Modifications<text:line-break/> 8. Modifications: We reserve the right to modify these Terms and Conditions at any time and will notify you of important changes.<text:line-break/>We recommend that you read and fully understand our Privacy Policy and Terms and Conditions before using our <text:soft-page-break/>services. If you have any questions or concerns, please do not hesitate to contact us.</text:p>
        </text:list-header>
      </text:list>
      <text:p text:style-name="P41"><text:span text:style-name="Strong_20_Emphasis"><text:span text:style-name="T29">…………………………………………………………………………………………………………………………………………………………………………</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lato-light" svg:font-family="lato-light, la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4:55:37.606000000</meta:creation-date>
    <dc:date>2023-09-28T18:29:33.654000000</dc:date>
    <meta:editing-duration>PT5H49M52S</meta:editing-duration>
    <meta:editing-cycles>30</meta:editing-cycles>
    <meta:generator>LibreOffice/7.4.6.2$Windows_x86 LibreOffice_project/5b1f5509c2decdade7fda905e3e1429a67acd63d</meta:generator>
    <meta:document-statistic meta:table-count="0" meta:image-count="0" meta:object-count="0" meta:page-count="21" meta:paragraph-count="331" meta:word-count="4708" meta:character-count="31019" meta:non-whitespace-character-count="25623"/>
  </office:meta>
</office:document-meta>
</file>